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31mm"/>
    </style:style>
    <style:style style:name="co3" style:family="table-column">
      <style:table-column-properties fo:break-before="auto" style:column-width="37.64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52.99mm"/>
    </style:style>
    <style:style style:name="co6" style:family="table-column">
      <style:table-column-properties fo:break-before="auto" style:column-width="44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Style1">
      <style:table-cell-properties fo:padding="0.71mm"/>
    </style:style>
    <style:style style:name="ce3" style:family="table-cell" style:parent-style-name="Default" style:data-style-name="N0"/>
    <style:style style:name="ce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erivation with fomulas and checks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thnicity by London borough from 2011 Census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Derived from Office for National Statistics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CT0109 - Sex by age by ethnic group (18 groups)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ttps://www.ons.gov.uk/peoplepopulationandcommunity/culturalidentity/ethnicity/adhocs/000109ct0109sexbyagebyethnicgrouplondontolondonboroughs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← Exclude from Asian, include in Othe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Black or Black British</text:p>
          </table:table-cell>
          <table:table-cell table:style-name="ce5" office:value-type="string" calcext:value-type="string">
            <text:p>Asian or Asian British</text:p>
          </table:table-cell>
          <table:table-cell table:style-name="ce4" office:value-type="string" calcext:value-type="string">
            <text:p>Chinese or Other Ethnic Group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12000007 London</text:p>
          </table:table-cell>
          <table:table-cell table:formula="of:=RIGHT([.A8];LEN([.A8])-FIND(&quot; &quot;;[.A8]))" office:value-type="string" office:string-value="London" calcext:value-type="string">
            <text:p>London</text:p>
          </table:table-cell>
          <table:table-cell table:formula="of:=INDIRECT(COM.MICROSOFT.CONCAT(&quot;'file:///C:/Chris/S&amp;S stats/Ethnicity by Ldn borough 2011 census.xls'#'&quot;;[.$A8];&quot;'.&quot;;[.C$6];14))" office:value-type="float" office:value="4887435" calcext:value-type="float">
            <text:p>4887435</text:p>
          </table:table-cell>
          <table:table-cell table:formula="of:=INDIRECT(COM.MICROSOFT.CONCAT(&quot;'file:///C:/Chris/S&amp;S stats/Ethnicity by Ldn borough 2011 census.xls'#'&quot;;[.$A8];&quot;'.&quot;;[.D$6];14))" office:value-type="float" office:value="1088640" calcext:value-type="float">
            <text:p>1088640</text:p>
          </table:table-cell>
          <table:table-cell table:formula="of:=INDIRECT(COM.MICROSOFT.CONCAT(&quot;'file:///C:/Chris/S&amp;S stats/Ethnicity by Ldn borough 2011 census.xls'#'&quot;;[.$A8];&quot;'.&quot;;[.E$6];14))-INDIRECT(COM.MICROSOFT.CONCAT(&quot;'file:///C:/Chris/S&amp;S stats/Ethnicity by Ldn borough 2011 census.xls'#'&quot;;[.$A8];&quot;'.&quot;;[.E$5];14))" office:value-type="float" office:value="1387296" calcext:value-type="float">
            <text:p>1387296</text:p>
          </table:table-cell>
          <table:table-cell table:formula="of:=INDIRECT(COM.MICROSOFT.CONCAT(&quot;'file:///C:/Chris/S&amp;S stats/Ethnicity by Ldn borough 2011 census.xls'#'&quot;;[.$A8];&quot;'.&quot;;[.F$6];14))+INDIRECT(COM.MICROSOFT.CONCAT(&quot;'file:///C:/Chris/S&amp;S stats/Ethnicity by Ldn borough 2011 census.xls'#'&quot;;[.$A8];&quot;'.&quot;;[.E$5];14))" office:value-type="float" office:value="405291" calcext:value-type="float">
            <text:p>405291</text:p>
          </table:table-cell>
          <table:table-cell table:formula="of:=INDIRECT(COM.MICROSOFT.CONCAT(&quot;'file:///C:/Chris/S&amp;S stats/Ethnicity by Ldn borough 2011 census.xls'#'&quot;;[.$A8];&quot;'.&quot;;[.G$6];14))" office:value-type="float" office:value="405279" calcext:value-type="float">
            <text:p>405279</text:p>
          </table:table-cell>
          <table:table-cell table:formula="of:=SUM([.C8:.G8])" office:value-type="float" office:value="8173941" calcext:value-type="float">
            <text:p>8173941</text:p>
          </table:table-cell>
        </table:table-row>
        <table:table-row table:style-name="ro1">
          <table:table-cell office:value-type="string" calcext:value-type="string">
            <text:p>E13000001 Inner London</text:p>
          </table:table-cell>
          <table:table-cell table:formula="of:=RIGHT([.A9];LEN([.A9])-FIND(&quot; &quot;;[.A9]))" office:value-type="string" office:string-value="Inner London" calcext:value-type="string">
            <text:p>Inner London</text:p>
          </table:table-cell>
          <table:table-cell table:formula="of:=INDIRECT(COM.MICROSOFT.CONCAT(&quot;'file:///C:/Chris/S&amp;S stats/Ethnicity by Ldn borough 2011 census.xls'#'&quot;;[.$A9];&quot;'.&quot;;[.C$6];14))" office:value-type="float" office:value="1853209" calcext:value-type="float">
            <text:p>1853209</text:p>
          </table:table-cell>
          <table:table-cell table:formula="of:=INDIRECT(COM.MICROSOFT.CONCAT(&quot;'file:///C:/Chris/S&amp;S stats/Ethnicity by Ldn borough 2011 census.xls'#'&quot;;[.$A9];&quot;'.&quot;;[.D$6];14))" office:value-type="float" office:value="540181" calcext:value-type="float">
            <text:p>540181</text:p>
          </table:table-cell>
          <table:table-cell table:formula="of:=INDIRECT(COM.MICROSOFT.CONCAT(&quot;'file:///C:/Chris/S&amp;S stats/Ethnicity by Ldn borough 2011 census.xls'#'&quot;;[.$A9];&quot;'.&quot;;[.E$6];14))-INDIRECT(COM.MICROSOFT.CONCAT(&quot;'file:///C:/Chris/S&amp;S stats/Ethnicity by Ldn borough 2011 census.xls'#'&quot;;[.$A9];&quot;'.&quot;;[.E$5];14))" office:value-type="float" office:value="449210" calcext:value-type="float">
            <text:p>449210</text:p>
          </table:table-cell>
          <table:table-cell table:formula="of:=INDIRECT(COM.MICROSOFT.CONCAT(&quot;'file:///C:/Chris/S&amp;S stats/Ethnicity by Ldn borough 2011 census.xls'#'&quot;;[.$A9];&quot;'.&quot;;[.F$6];14))+INDIRECT(COM.MICROSOFT.CONCAT(&quot;'file:///C:/Chris/S&amp;S stats/Ethnicity by Ldn borough 2011 census.xls'#'&quot;;[.$A9];&quot;'.&quot;;[.E$5];14))" office:value-type="float" office:value="199553" calcext:value-type="float">
            <text:p>199553</text:p>
          </table:table-cell>
          <table:table-cell table:formula="of:=INDIRECT(COM.MICROSOFT.CONCAT(&quot;'file:///C:/Chris/S&amp;S stats/Ethnicity by Ldn borough 2011 census.xls'#'&quot;;[.$A9];&quot;'.&quot;;[.G$6];14))" office:value-type="float" office:value="189748" calcext:value-type="float">
            <text:p>189748</text:p>
          </table:table-cell>
          <table:table-cell table:formula="of:=SUM([.C9:.G9])" office:value-type="float" office:value="3231901" calcext:value-type="float">
            <text:p>3231901</text:p>
          </table:table-cell>
        </table:table-row>
        <table:table-row table:style-name="ro1">
          <table:table-cell office:value-type="string" calcext:value-type="string">
            <text:p>E09000007 Camden</text:p>
          </table:table-cell>
          <table:table-cell table:formula="of:=RIGHT([.A10];LEN([.A10])-FIND(&quot; &quot;;[.A10]))" office:value-type="string" office:string-value="Camden" calcext:value-type="string">
            <text:p>Camden</text:p>
          </table:table-cell>
          <table:table-cell table:formula="of:=INDIRECT(COM.MICROSOFT.CONCAT(&quot;'file:///C:/Chris/S&amp;S stats/Ethnicity by Ldn borough 2011 census.xls'#'&quot;;[.$A10];&quot;'.&quot;;[.C$6];14))" office:value-type="float" office:value="146055" calcext:value-type="float">
            <text:p>146055</text:p>
          </table:table-cell>
          <table:table-cell table:formula="of:=INDIRECT(COM.MICROSOFT.CONCAT(&quot;'file:///C:/Chris/S&amp;S stats/Ethnicity by Ldn borough 2011 census.xls'#'&quot;;[.$A10];&quot;'.&quot;;[.D$6];14))" office:value-type="float" office:value="18060" calcext:value-type="float">
            <text:p>18060</text:p>
          </table:table-cell>
          <table:table-cell table:formula="of:=INDIRECT(COM.MICROSOFT.CONCAT(&quot;'file:///C:/Chris/S&amp;S stats/Ethnicity by Ldn borough 2011 census.xls'#'&quot;;[.$A10];&quot;'.&quot;;[.E$6];14))-INDIRECT(COM.MICROSOFT.CONCAT(&quot;'file:///C:/Chris/S&amp;S stats/Ethnicity by Ldn borough 2011 census.xls'#'&quot;;[.$A10];&quot;'.&quot;;[.E$5];14))" office:value-type="float" office:value="28953" calcext:value-type="float">
            <text:p>28953</text:p>
          </table:table-cell>
          <table:table-cell table:formula="of:=INDIRECT(COM.MICROSOFT.CONCAT(&quot;'file:///C:/Chris/S&amp;S stats/Ethnicity by Ldn borough 2011 census.xls'#'&quot;;[.$A10];&quot;'.&quot;;[.F$6];14))+INDIRECT(COM.MICROSOFT.CONCAT(&quot;'file:///C:/Chris/S&amp;S stats/Ethnicity by Ldn borough 2011 census.xls'#'&quot;;[.$A10];&quot;'.&quot;;[.E$5];14))" office:value-type="float" office:value="14948" calcext:value-type="float">
            <text:p>14948</text:p>
          </table:table-cell>
          <table:table-cell table:formula="of:=INDIRECT(COM.MICROSOFT.CONCAT(&quot;'file:///C:/Chris/S&amp;S stats/Ethnicity by Ldn borough 2011 census.xls'#'&quot;;[.$A10];&quot;'.&quot;;[.G$6];14))" office:value-type="float" office:value="12322" calcext:value-type="float">
            <text:p>12322</text:p>
          </table:table-cell>
          <table:table-cell table:formula="of:=SUM([.C10:.G10])" office:value-type="float" office:value="220338" calcext:value-type="float">
            <text:p>220338</text:p>
          </table:table-cell>
        </table:table-row>
        <table:table-row table:style-name="ro1">
          <table:table-cell office:value-type="string" calcext:value-type="string">
            <text:p>E09000001 City of London</text:p>
          </table:table-cell>
          <table:table-cell table:formula="of:=RIGHT([.A11];LEN([.A11])-FIND(&quot; &quot;;[.A11]))" office:value-type="string" office:string-value="City of London" calcext:value-type="string">
            <text:p>City of London</text:p>
          </table:table-cell>
          <table:table-cell table:formula="of:=INDIRECT(COM.MICROSOFT.CONCAT(&quot;'file:///C:/Chris/S&amp;S stats/Ethnicity by Ldn borough 2011 census.xls'#'&quot;;[.$A11];&quot;'.&quot;;[.C$6];14))" office:value-type="float" office:value="5799" calcext:value-type="float">
            <text:p>5799</text:p>
          </table:table-cell>
          <table:table-cell table:formula="of:=INDIRECT(COM.MICROSOFT.CONCAT(&quot;'file:///C:/Chris/S&amp;S stats/Ethnicity by Ldn borough 2011 census.xls'#'&quot;;[.$A11];&quot;'.&quot;;[.D$6];14))" office:value-type="float" office:value="193" calcext:value-type="float">
            <text:p>193</text:p>
          </table:table-cell>
          <table:table-cell table:formula="of:=INDIRECT(COM.MICROSOFT.CONCAT(&quot;'file:///C:/Chris/S&amp;S stats/Ethnicity by Ldn borough 2011 census.xls'#'&quot;;[.$A11];&quot;'.&quot;;[.E$6];14))-INDIRECT(COM.MICROSOFT.CONCAT(&quot;'file:///C:/Chris/S&amp;S stats/Ethnicity by Ldn borough 2011 census.xls'#'&quot;;[.$A11];&quot;'.&quot;;[.E$5];14))" office:value-type="float" office:value="677" calcext:value-type="float">
            <text:p>677</text:p>
          </table:table-cell>
          <table:table-cell table:formula="of:=INDIRECT(COM.MICROSOFT.CONCAT(&quot;'file:///C:/Chris/S&amp;S stats/Ethnicity by Ldn borough 2011 census.xls'#'&quot;;[.$A11];&quot;'.&quot;;[.F$6];14))+INDIRECT(COM.MICROSOFT.CONCAT(&quot;'file:///C:/Chris/S&amp;S stats/Ethnicity by Ldn borough 2011 census.xls'#'&quot;;[.$A11];&quot;'.&quot;;[.E$5];14))" office:value-type="float" office:value="417" calcext:value-type="float">
            <text:p>417</text:p>
          </table:table-cell>
          <table:table-cell table:formula="of:=INDIRECT(COM.MICROSOFT.CONCAT(&quot;'file:///C:/Chris/S&amp;S stats/Ethnicity by Ldn borough 2011 census.xls'#'&quot;;[.$A11];&quot;'.&quot;;[.G$6];14))" office:value-type="float" office:value="289" calcext:value-type="float">
            <text:p>289</text:p>
          </table:table-cell>
          <table:table-cell table:formula="of:=SUM([.C11:.G11])" office:value-type="float" office:value="7375" calcext:value-type="float">
            <text:p>7375</text:p>
          </table:table-cell>
        </table:table-row>
        <table:table-row table:style-name="ro1">
          <table:table-cell office:value-type="string" calcext:value-type="string">
            <text:p>E09000012 Hackney</text:p>
          </table:table-cell>
          <table:table-cell table:formula="of:=RIGHT([.A12];LEN([.A12])-FIND(&quot; &quot;;[.A12]))" office:value-type="string" office:string-value="Hackney" calcext:value-type="string">
            <text:p>Hackney</text:p>
          </table:table-cell>
          <table:table-cell table:formula="of:=INDIRECT(COM.MICROSOFT.CONCAT(&quot;'file:///C:/Chris/S&amp;S stats/Ethnicity by Ldn borough 2011 census.xls'#'&quot;;[.$A12];&quot;'.&quot;;[.C$6];14))" office:value-type="float" office:value="134617" calcext:value-type="float">
            <text:p>134617</text:p>
          </table:table-cell>
          <table:table-cell table:formula="of:=INDIRECT(COM.MICROSOFT.CONCAT(&quot;'file:///C:/Chris/S&amp;S stats/Ethnicity by Ldn borough 2011 census.xls'#'&quot;;[.$A12];&quot;'.&quot;;[.D$6];14))" office:value-type="float" office:value="56858" calcext:value-type="float">
            <text:p>56858</text:p>
          </table:table-cell>
          <table:table-cell table:formula="of:=INDIRECT(COM.MICROSOFT.CONCAT(&quot;'file:///C:/Chris/S&amp;S stats/Ethnicity by Ldn borough 2011 census.xls'#'&quot;;[.$A12];&quot;'.&quot;;[.E$6];14))-INDIRECT(COM.MICROSOFT.CONCAT(&quot;'file:///C:/Chris/S&amp;S stats/Ethnicity by Ldn borough 2011 census.xls'#'&quot;;[.$A12];&quot;'.&quot;;[.E$5];14))" office:value-type="float" office:value="22431" calcext:value-type="float">
            <text:p>22431</text:p>
          </table:table-cell>
          <table:table-cell table:formula="of:=INDIRECT(COM.MICROSOFT.CONCAT(&quot;'file:///C:/Chris/S&amp;S stats/Ethnicity by Ldn borough 2011 census.xls'#'&quot;;[.$A12];&quot;'.&quot;;[.F$6];14))+INDIRECT(COM.MICROSOFT.CONCAT(&quot;'file:///C:/Chris/S&amp;S stats/Ethnicity by Ldn borough 2011 census.xls'#'&quot;;[.$A12];&quot;'.&quot;;[.E$5];14))" office:value-type="float" office:value="16495" calcext:value-type="float">
            <text:p>16495</text:p>
          </table:table-cell>
          <table:table-cell table:formula="of:=INDIRECT(COM.MICROSOFT.CONCAT(&quot;'file:///C:/Chris/S&amp;S stats/Ethnicity by Ldn borough 2011 census.xls'#'&quot;;[.$A12];&quot;'.&quot;;[.G$6];14))" office:value-type="float" office:value="15869" calcext:value-type="float">
            <text:p>15869</text:p>
          </table:table-cell>
          <table:table-cell table:formula="of:=SUM([.C12:.G12])" office:value-type="float" office:value="246270" calcext:value-type="float">
            <text:p>246270</text:p>
          </table:table-cell>
        </table:table-row>
        <table:table-row table:style-name="ro1">
          <table:table-cell office:value-type="string" calcext:value-type="string">
            <text:p>E09000013 Hammersmith and~ulham</text:p>
          </table:table-cell>
          <table:table-cell table:formula="of:=RIGHT([.A13];LEN([.A13])-FIND(&quot; &quot;;[.A13]))" office:value-type="string" office:string-value="Hammersmith and~ulham" calcext:value-type="string">
            <text:p>Hammersmith and~ulham</text:p>
          </table:table-cell>
          <table:table-cell table:formula="of:=INDIRECT(COM.MICROSOFT.CONCAT(&quot;'file:///C:/Chris/S&amp;S stats/Ethnicity by Ldn borough 2011 census.xls'#'&quot;;[.$A13];&quot;'.&quot;;[.C$6];14))" office:value-type="float" office:value="124222" calcext:value-type="float">
            <text:p>124222</text:p>
          </table:table-cell>
          <table:table-cell table:formula="of:=INDIRECT(COM.MICROSOFT.CONCAT(&quot;'file:///C:/Chris/S&amp;S stats/Ethnicity by Ldn borough 2011 census.xls'#'&quot;;[.$A13];&quot;'.&quot;;[.D$6];14))" office:value-type="float" office:value="21505" calcext:value-type="float">
            <text:p>21505</text:p>
          </table:table-cell>
          <table:table-cell table:formula="of:=INDIRECT(COM.MICROSOFT.CONCAT(&quot;'file:///C:/Chris/S&amp;S stats/Ethnicity by Ldn borough 2011 census.xls'#'&quot;;[.$A13];&quot;'.&quot;;[.E$6];14))-INDIRECT(COM.MICROSOFT.CONCAT(&quot;'file:///C:/Chris/S&amp;S stats/Ethnicity by Ldn borough 2011 census.xls'#'&quot;;[.$A13];&quot;'.&quot;;[.E$5];14))" office:value-type="float" office:value="13495" calcext:value-type="float">
            <text:p>13495</text:p>
          </table:table-cell>
          <table:table-cell table:formula="of:=INDIRECT(COM.MICROSOFT.CONCAT(&quot;'file:///C:/Chris/S&amp;S stats/Ethnicity by Ldn borough 2011 census.xls'#'&quot;;[.$A13];&quot;'.&quot;;[.F$6];14))+INDIRECT(COM.MICROSOFT.CONCAT(&quot;'file:///C:/Chris/S&amp;S stats/Ethnicity by Ldn borough 2011 census.xls'#'&quot;;[.$A13];&quot;'.&quot;;[.E$5];14))" office:value-type="float" office:value="13227" calcext:value-type="float">
            <text:p>13227</text:p>
          </table:table-cell>
          <table:table-cell table:formula="of:=INDIRECT(COM.MICROSOFT.CONCAT(&quot;'file:///C:/Chris/S&amp;S stats/Ethnicity by Ldn borough 2011 census.xls'#'&quot;;[.$A13];&quot;'.&quot;;[.G$6];14))" office:value-type="float" office:value="10044" calcext:value-type="float">
            <text:p>10044</text:p>
          </table:table-cell>
          <table:table-cell table:formula="of:=SUM([.C13:.G13])" office:value-type="float" office:value="182493" calcext:value-type="float">
            <text:p>182493</text:p>
          </table:table-cell>
        </table:table-row>
        <table:table-row table:style-name="ro1">
          <table:table-cell office:value-type="string" calcext:value-type="string">
            <text:p>E09000014 Haringey</text:p>
          </table:table-cell>
          <table:table-cell table:formula="of:=RIGHT([.A14];LEN([.A14])-FIND(&quot; &quot;;[.A14]))" office:value-type="string" office:string-value="Haringey" calcext:value-type="string">
            <text:p>Haringey</text:p>
          </table:table-cell>
          <table:table-cell table:formula="of:=INDIRECT(COM.MICROSOFT.CONCAT(&quot;'file:///C:/Chris/S&amp;S stats/Ethnicity by Ldn borough 2011 census.xls'#'&quot;;[.$A14];&quot;'.&quot;;[.C$6];14))" office:value-type="float" office:value="154343" calcext:value-type="float">
            <text:p>154343</text:p>
          </table:table-cell>
          <table:table-cell table:formula="of:=INDIRECT(COM.MICROSOFT.CONCAT(&quot;'file:///C:/Chris/S&amp;S stats/Ethnicity by Ldn borough 2011 census.xls'#'&quot;;[.$A14];&quot;'.&quot;;[.D$6];14))" office:value-type="float" office:value="47830" calcext:value-type="float">
            <text:p>47830</text:p>
          </table:table-cell>
          <table:table-cell table:formula="of:=INDIRECT(COM.MICROSOFT.CONCAT(&quot;'file:///C:/Chris/S&amp;S stats/Ethnicity by Ldn borough 2011 census.xls'#'&quot;;[.$A14];&quot;'.&quot;;[.E$6];14))-INDIRECT(COM.MICROSOFT.CONCAT(&quot;'file:///C:/Chris/S&amp;S stats/Ethnicity by Ldn borough 2011 census.xls'#'&quot;;[.$A14];&quot;'.&quot;;[.E$5];14))" office:value-type="float" office:value="20406" calcext:value-type="float">
            <text:p>20406</text:p>
          </table:table-cell>
          <table:table-cell table:formula="of:=INDIRECT(COM.MICROSOFT.CONCAT(&quot;'file:///C:/Chris/S&amp;S stats/Ethnicity by Ldn borough 2011 census.xls'#'&quot;;[.$A14];&quot;'.&quot;;[.F$6];14))+INDIRECT(COM.MICROSOFT.CONCAT(&quot;'file:///C:/Chris/S&amp;S stats/Ethnicity by Ldn borough 2011 census.xls'#'&quot;;[.$A14];&quot;'.&quot;;[.E$5];14))" office:value-type="float" office:value="15799" calcext:value-type="float">
            <text:p>15799</text:p>
          </table:table-cell>
          <table:table-cell table:formula="of:=INDIRECT(COM.MICROSOFT.CONCAT(&quot;'file:///C:/Chris/S&amp;S stats/Ethnicity by Ldn borough 2011 census.xls'#'&quot;;[.$A14];&quot;'.&quot;;[.G$6];14))" office:value-type="float" office:value="16548" calcext:value-type="float">
            <text:p>16548</text:p>
          </table:table-cell>
          <table:table-cell table:formula="of:=SUM([.C14:.G14])" office:value-type="float" office:value="254926" calcext:value-type="float">
            <text:p>254926</text:p>
          </table:table-cell>
        </table:table-row>
        <table:table-row table:style-name="ro1">
          <table:table-cell office:value-type="string" calcext:value-type="string">
            <text:p>E09000019 Islington</text:p>
          </table:table-cell>
          <table:table-cell table:formula="of:=RIGHT([.A15];LEN([.A15])-FIND(&quot; &quot;;[.A15]))" office:value-type="string" office:string-value="Islington" calcext:value-type="string">
            <text:p>Islington</text:p>
          </table:table-cell>
          <table:table-cell table:formula="of:=INDIRECT(COM.MICROSOFT.CONCAT(&quot;'file:///C:/Chris/S&amp;S stats/Ethnicity by Ldn borough 2011 census.xls'#'&quot;;[.$A15];&quot;'.&quot;;[.C$6];14))" office:value-type="float" office:value="140515" calcext:value-type="float">
            <text:p>140515</text:p>
          </table:table-cell>
          <table:table-cell table:formula="of:=INDIRECT(COM.MICROSOFT.CONCAT(&quot;'file:///C:/Chris/S&amp;S stats/Ethnicity by Ldn borough 2011 census.xls'#'&quot;;[.$A15];&quot;'.&quot;;[.D$6];14))" office:value-type="float" office:value="26294" calcext:value-type="float">
            <text:p>26294</text:p>
          </table:table-cell>
          <table:table-cell table:formula="of:=INDIRECT(COM.MICROSOFT.CONCAT(&quot;'file:///C:/Chris/S&amp;S stats/Ethnicity by Ldn borough 2011 census.xls'#'&quot;;[.$A15];&quot;'.&quot;;[.E$6];14))-INDIRECT(COM.MICROSOFT.CONCAT(&quot;'file:///C:/Chris/S&amp;S stats/Ethnicity by Ldn borough 2011 census.xls'#'&quot;;[.$A15];&quot;'.&quot;;[.E$5];14))" office:value-type="float" office:value="14577" calcext:value-type="float">
            <text:p>14577</text:p>
          </table:table-cell>
          <table:table-cell table:formula="of:=INDIRECT(COM.MICROSOFT.CONCAT(&quot;'file:///C:/Chris/S&amp;S stats/Ethnicity by Ldn borough 2011 census.xls'#'&quot;;[.$A15];&quot;'.&quot;;[.F$6];14))+INDIRECT(COM.MICROSOFT.CONCAT(&quot;'file:///C:/Chris/S&amp;S stats/Ethnicity by Ldn borough 2011 census.xls'#'&quot;;[.$A15];&quot;'.&quot;;[.E$5];14))" office:value-type="float" office:value="11400" calcext:value-type="float">
            <text:p>11400</text:p>
          </table:table-cell>
          <table:table-cell table:formula="of:=INDIRECT(COM.MICROSOFT.CONCAT(&quot;'file:///C:/Chris/S&amp;S stats/Ethnicity by Ldn borough 2011 census.xls'#'&quot;;[.$A15];&quot;'.&quot;;[.G$6];14))" office:value-type="float" office:value="13339" calcext:value-type="float">
            <text:p>13339</text:p>
          </table:table-cell>
          <table:table-cell table:formula="of:=SUM([.C15:.G15])" office:value-type="float" office:value="206125" calcext:value-type="float">
            <text:p>206125</text:p>
          </table:table-cell>
        </table:table-row>
        <table:table-row table:style-name="ro1">
          <table:table-cell office:value-type="string" calcext:value-type="string">
            <text:p>E09000020 Kensington and ~elsea</text:p>
          </table:table-cell>
          <table:table-cell table:formula="of:=RIGHT([.A16];LEN([.A16])-FIND(&quot; &quot;;[.A16]))" office:value-type="string" office:string-value="Kensington and ~elsea" calcext:value-type="string">
            <text:p>Kensington and ~elsea</text:p>
          </table:table-cell>
          <table:table-cell table:formula="of:=INDIRECT(COM.MICROSOFT.CONCAT(&quot;'file:///C:/Chris/S&amp;S stats/Ethnicity by Ldn borough 2011 census.xls'#'&quot;;[.$A16];&quot;'.&quot;;[.C$6];14))" office:value-type="float" office:value="112017" calcext:value-type="float">
            <text:p>112017</text:p>
          </table:table-cell>
          <table:table-cell table:formula="of:=INDIRECT(COM.MICROSOFT.CONCAT(&quot;'file:///C:/Chris/S&amp;S stats/Ethnicity by Ldn borough 2011 census.xls'#'&quot;;[.$A16];&quot;'.&quot;;[.D$6];14))" office:value-type="float" office:value="10333" calcext:value-type="float">
            <text:p>10333</text:p>
          </table:table-cell>
          <table:table-cell table:formula="of:=INDIRECT(COM.MICROSOFT.CONCAT(&quot;'file:///C:/Chris/S&amp;S stats/Ethnicity by Ldn borough 2011 census.xls'#'&quot;;[.$A16];&quot;'.&quot;;[.E$6];14))-INDIRECT(COM.MICROSOFT.CONCAT(&quot;'file:///C:/Chris/S&amp;S stats/Ethnicity by Ldn borough 2011 census.xls'#'&quot;;[.$A16];&quot;'.&quot;;[.E$5];14))" office:value-type="float" office:value="11893" calcext:value-type="float">
            <text:p>11893</text:p>
          </table:table-cell>
          <table:table-cell table:formula="of:=INDIRECT(COM.MICROSOFT.CONCAT(&quot;'file:///C:/Chris/S&amp;S stats/Ethnicity by Ldn borough 2011 census.xls'#'&quot;;[.$A16];&quot;'.&quot;;[.F$6];14))+INDIRECT(COM.MICROSOFT.CONCAT(&quot;'file:///C:/Chris/S&amp;S stats/Ethnicity by Ldn borough 2011 census.xls'#'&quot;;[.$A16];&quot;'.&quot;;[.E$5];14))" office:value-type="float" office:value="15420" calcext:value-type="float">
            <text:p>15420</text:p>
          </table:table-cell>
          <table:table-cell table:formula="of:=INDIRECT(COM.MICROSOFT.CONCAT(&quot;'file:///C:/Chris/S&amp;S stats/Ethnicity by Ldn borough 2011 census.xls'#'&quot;;[.$A16];&quot;'.&quot;;[.G$6];14))" office:value-type="float" office:value="8986" calcext:value-type="float">
            <text:p>8986</text:p>
          </table:table-cell>
          <table:table-cell table:formula="of:=SUM([.C16:.G16])" office:value-type="float" office:value="158649" calcext:value-type="float">
            <text:p>158649</text:p>
          </table:table-cell>
        </table:table-row>
        <table:table-row table:style-name="ro1">
          <table:table-cell office:value-type="string" calcext:value-type="string">
            <text:p>E09000022 Lambeth</text:p>
          </table:table-cell>
          <table:table-cell table:formula="of:=RIGHT([.A17];LEN([.A17])-FIND(&quot; &quot;;[.A17]))" office:value-type="string" office:string-value="Lambeth" calcext:value-type="string">
            <text:p>Lambeth</text:p>
          </table:table-cell>
          <table:table-cell table:formula="of:=INDIRECT(COM.MICROSOFT.CONCAT(&quot;'file:///C:/Chris/S&amp;S stats/Ethnicity by Ldn borough 2011 census.xls'#'&quot;;[.$A17];&quot;'.&quot;;[.C$6];14))" office:value-type="float" office:value="173025" calcext:value-type="float">
            <text:p>173025</text:p>
          </table:table-cell>
          <table:table-cell table:formula="of:=INDIRECT(COM.MICROSOFT.CONCAT(&quot;'file:///C:/Chris/S&amp;S stats/Ethnicity by Ldn borough 2011 census.xls'#'&quot;;[.$A17];&quot;'.&quot;;[.D$6];14))" office:value-type="float" office:value="78542" calcext:value-type="float">
            <text:p>78542</text:p>
          </table:table-cell>
          <table:table-cell table:formula="of:=INDIRECT(COM.MICROSOFT.CONCAT(&quot;'file:///C:/Chris/S&amp;S stats/Ethnicity by Ldn borough 2011 census.xls'#'&quot;;[.$A17];&quot;'.&quot;;[.E$6];14))-INDIRECT(COM.MICROSOFT.CONCAT(&quot;'file:///C:/Chris/S&amp;S stats/Ethnicity by Ldn borough 2011 census.xls'#'&quot;;[.$A17];&quot;'.&quot;;[.E$5];14))" office:value-type="float" office:value="16365" calcext:value-type="float">
            <text:p>16365</text:p>
          </table:table-cell>
          <table:table-cell table:formula="of:=INDIRECT(COM.MICROSOFT.CONCAT(&quot;'file:///C:/Chris/S&amp;S stats/Ethnicity by Ldn borough 2011 census.xls'#'&quot;;[.$A17];&quot;'.&quot;;[.F$6];14))+INDIRECT(COM.MICROSOFT.CONCAT(&quot;'file:///C:/Chris/S&amp;S stats/Ethnicity by Ldn borough 2011 census.xls'#'&quot;;[.$A17];&quot;'.&quot;;[.E$5];14))" office:value-type="float" office:value="11994" calcext:value-type="float">
            <text:p>11994</text:p>
          </table:table-cell>
          <table:table-cell table:formula="of:=INDIRECT(COM.MICROSOFT.CONCAT(&quot;'file:///C:/Chris/S&amp;S stats/Ethnicity by Ldn borough 2011 census.xls'#'&quot;;[.$A17];&quot;'.&quot;;[.G$6];14))" office:value-type="float" office:value="23160" calcext:value-type="float">
            <text:p>23160</text:p>
          </table:table-cell>
          <table:table-cell table:formula="of:=SUM([.C17:.G17])" office:value-type="float" office:value="303086" calcext:value-type="float">
            <text:p>303086</text:p>
          </table:table-cell>
        </table:table-row>
        <table:table-row table:style-name="ro1">
          <table:table-cell office:value-type="string" calcext:value-type="string">
            <text:p>E09000023 Lewisham</text:p>
          </table:table-cell>
          <table:table-cell table:formula="of:=RIGHT([.A18];LEN([.A18])-FIND(&quot; &quot;;[.A18]))" office:value-type="string" office:string-value="Lewisham" calcext:value-type="string">
            <text:p>Lewisham</text:p>
          </table:table-cell>
          <table:table-cell table:formula="of:=INDIRECT(COM.MICROSOFT.CONCAT(&quot;'file:///C:/Chris/S&amp;S stats/Ethnicity by Ldn borough 2011 census.xls'#'&quot;;[.$A18];&quot;'.&quot;;[.C$6];14))" office:value-type="float" office:value="147686" calcext:value-type="float">
            <text:p>147686</text:p>
          </table:table-cell>
          <table:table-cell table:formula="of:=INDIRECT(COM.MICROSOFT.CONCAT(&quot;'file:///C:/Chris/S&amp;S stats/Ethnicity by Ldn borough 2011 census.xls'#'&quot;;[.$A18];&quot;'.&quot;;[.D$6];14))" office:value-type="float" office:value="74942" calcext:value-type="float">
            <text:p>74942</text:p>
          </table:table-cell>
          <table:table-cell table:formula="of:=INDIRECT(COM.MICROSOFT.CONCAT(&quot;'file:///C:/Chris/S&amp;S stats/Ethnicity by Ldn borough 2011 census.xls'#'&quot;;[.$A18];&quot;'.&quot;;[.E$6];14))-INDIRECT(COM.MICROSOFT.CONCAT(&quot;'file:///C:/Chris/S&amp;S stats/Ethnicity by Ldn borough 2011 census.xls'#'&quot;;[.$A18];&quot;'.&quot;;[.E$5];14))" office:value-type="float" office:value="19370" calcext:value-type="float">
            <text:p>19370</text:p>
          </table:table-cell>
          <table:table-cell table:formula="of:=INDIRECT(COM.MICROSOFT.CONCAT(&quot;'file:///C:/Chris/S&amp;S stats/Ethnicity by Ldn borough 2011 census.xls'#'&quot;;[.$A18];&quot;'.&quot;;[.F$6];14))+INDIRECT(COM.MICROSOFT.CONCAT(&quot;'file:///C:/Chris/S&amp;S stats/Ethnicity by Ldn borough 2011 census.xls'#'&quot;;[.$A18];&quot;'.&quot;;[.E$5];14))" office:value-type="float" office:value="13415" calcext:value-type="float">
            <text:p>13415</text:p>
          </table:table-cell>
          <table:table-cell table:formula="of:=INDIRECT(COM.MICROSOFT.CONCAT(&quot;'file:///C:/Chris/S&amp;S stats/Ethnicity by Ldn borough 2011 census.xls'#'&quot;;[.$A18];&quot;'.&quot;;[.G$6];14))" office:value-type="float" office:value="20472" calcext:value-type="float">
            <text:p>20472</text:p>
          </table:table-cell>
          <table:table-cell table:formula="of:=SUM([.C18:.G18])" office:value-type="float" office:value="275885" calcext:value-type="float">
            <text:p>275885</text:p>
          </table:table-cell>
        </table:table-row>
        <table:table-row table:style-name="ro1">
          <table:table-cell office:value-type="string" calcext:value-type="string">
            <text:p>E09000025 Newham</text:p>
          </table:table-cell>
          <table:table-cell table:formula="of:=RIGHT([.A19];LEN([.A19])-FIND(&quot; &quot;;[.A19]))" office:value-type="string" office:string-value="Newham" calcext:value-type="string">
            <text:p>Newham</text:p>
          </table:table-cell>
          <table:table-cell table:formula="of:=INDIRECT(COM.MICROSOFT.CONCAT(&quot;'file:///C:/Chris/S&amp;S stats/Ethnicity by Ldn borough 2011 census.xls'#'&quot;;[.$A19];&quot;'.&quot;;[.C$6];14))" office:value-type="float" office:value="89216" calcext:value-type="float">
            <text:p>89216</text:p>
          </table:table-cell>
          <table:table-cell table:formula="of:=INDIRECT(COM.MICROSOFT.CONCAT(&quot;'file:///C:/Chris/S&amp;S stats/Ethnicity by Ldn borough 2011 census.xls'#'&quot;;[.$A19];&quot;'.&quot;;[.D$6];14))" office:value-type="float" office:value="60256" calcext:value-type="float">
            <text:p>60256</text:p>
          </table:table-cell>
          <table:table-cell table:formula="of:=INDIRECT(COM.MICROSOFT.CONCAT(&quot;'file:///C:/Chris/S&amp;S stats/Ethnicity by Ldn borough 2011 census.xls'#'&quot;;[.$A19];&quot;'.&quot;;[.E$6];14))-INDIRECT(COM.MICROSOFT.CONCAT(&quot;'file:///C:/Chris/S&amp;S stats/Ethnicity by Ldn borough 2011 census.xls'#'&quot;;[.$A19];&quot;'.&quot;;[.E$5];14))" office:value-type="float" office:value="129965" calcext:value-type="float">
            <text:p>129965</text:p>
          </table:table-cell>
          <table:table-cell table:formula="of:=INDIRECT(COM.MICROSOFT.CONCAT(&quot;'file:///C:/Chris/S&amp;S stats/Ethnicity by Ldn borough 2011 census.xls'#'&quot;;[.$A19];&quot;'.&quot;;[.F$6];14))+INDIRECT(COM.MICROSOFT.CONCAT(&quot;'file:///C:/Chris/S&amp;S stats/Ethnicity by Ldn borough 2011 census.xls'#'&quot;;[.$A19];&quot;'.&quot;;[.E$5];14))" office:value-type="float" office:value="14602" calcext:value-type="float">
            <text:p>14602</text:p>
          </table:table-cell>
          <table:table-cell table:formula="of:=INDIRECT(COM.MICROSOFT.CONCAT(&quot;'file:///C:/Chris/S&amp;S stats/Ethnicity by Ldn borough 2011 census.xls'#'&quot;;[.$A19];&quot;'.&quot;;[.G$6];14))" office:value-type="float" office:value="13945" calcext:value-type="float">
            <text:p>13945</text:p>
          </table:table-cell>
          <table:table-cell table:formula="of:=SUM([.C19:.G19])" office:value-type="float" office:value="307984" calcext:value-type="float">
            <text:p>307984</text:p>
          </table:table-cell>
        </table:table-row>
        <table:table-row table:style-name="ro1">
          <table:table-cell office:value-type="string" calcext:value-type="string">
            <text:p>E09000028 Southwark</text:p>
          </table:table-cell>
          <table:table-cell table:formula="of:=RIGHT([.A20];LEN([.A20])-FIND(&quot; &quot;;[.A20]))" office:value-type="string" office:string-value="Southwark" calcext:value-type="string">
            <text:p>Southwark</text:p>
          </table:table-cell>
          <table:table-cell table:formula="of:=INDIRECT(COM.MICROSOFT.CONCAT(&quot;'file:///C:/Chris/S&amp;S stats/Ethnicity by Ldn borough 2011 census.xls'#'&quot;;[.$A20];&quot;'.&quot;;[.C$6];14))" office:value-type="float" office:value="156349" calcext:value-type="float">
            <text:p>156349</text:p>
          </table:table-cell>
          <table:table-cell table:formula="of:=INDIRECT(COM.MICROSOFT.CONCAT(&quot;'file:///C:/Chris/S&amp;S stats/Ethnicity by Ldn borough 2011 census.xls'#'&quot;;[.$A20];&quot;'.&quot;;[.D$6];14))" office:value-type="float" office:value="77511" calcext:value-type="float">
            <text:p>77511</text:p>
          </table:table-cell>
          <table:table-cell table:formula="of:=INDIRECT(COM.MICROSOFT.CONCAT(&quot;'file:///C:/Chris/S&amp;S stats/Ethnicity by Ldn borough 2011 census.xls'#'&quot;;[.$A20];&quot;'.&quot;;[.E$6];14))-INDIRECT(COM.MICROSOFT.CONCAT(&quot;'file:///C:/Chris/S&amp;S stats/Ethnicity by Ldn borough 2011 census.xls'#'&quot;;[.$A20];&quot;'.&quot;;[.E$5];14))" office:value-type="float" office:value="19118" calcext:value-type="float">
            <text:p>19118</text:p>
          </table:table-cell>
          <table:table-cell table:formula="of:=INDIRECT(COM.MICROSOFT.CONCAT(&quot;'file:///C:/Chris/S&amp;S stats/Ethnicity by Ldn borough 2011 census.xls'#'&quot;;[.$A20];&quot;'.&quot;;[.F$6];14))+INDIRECT(COM.MICROSOFT.CONCAT(&quot;'file:///C:/Chris/S&amp;S stats/Ethnicity by Ldn borough 2011 census.xls'#'&quot;;[.$A20];&quot;'.&quot;;[.E$5];14))" office:value-type="float" office:value="17527" calcext:value-type="float">
            <text:p>17527</text:p>
          </table:table-cell>
          <table:table-cell table:formula="of:=INDIRECT(COM.MICROSOFT.CONCAT(&quot;'file:///C:/Chris/S&amp;S stats/Ethnicity by Ldn borough 2011 census.xls'#'&quot;;[.$A20];&quot;'.&quot;;[.G$6];14))" office:value-type="float" office:value="17778" calcext:value-type="float">
            <text:p>17778</text:p>
          </table:table-cell>
          <table:table-cell table:formula="of:=SUM([.C20:.G20])" office:value-type="float" office:value="288283" calcext:value-type="float">
            <text:p>288283</text:p>
          </table:table-cell>
        </table:table-row>
        <table:table-row table:style-name="ro1">
          <table:table-cell office:value-type="string" calcext:value-type="string">
            <text:p>E09000030 Tower Hamlets</text:p>
          </table:table-cell>
          <table:table-cell table:formula="of:=RIGHT([.A21];LEN([.A21])-FIND(&quot; &quot;;[.A21]))" office:value-type="string" office:string-value="Tower Hamlets" calcext:value-type="string">
            <text:p>Tower Hamlets</text:p>
          </table:table-cell>
          <table:table-cell table:formula="of:=INDIRECT(COM.MICROSOFT.CONCAT(&quot;'file:///C:/Chris/S&amp;S stats/Ethnicity by Ldn borough 2011 census.xls'#'&quot;;[.$A21];&quot;'.&quot;;[.C$6];14))" office:value-type="float" office:value="114819" calcext:value-type="float">
            <text:p>114819</text:p>
          </table:table-cell>
          <table:table-cell table:formula="of:=INDIRECT(COM.MICROSOFT.CONCAT(&quot;'file:///C:/Chris/S&amp;S stats/Ethnicity by Ldn borough 2011 census.xls'#'&quot;;[.$A21];&quot;'.&quot;;[.D$6];14))" office:value-type="float" office:value="18629" calcext:value-type="float">
            <text:p>18629</text:p>
          </table:table-cell>
          <table:table-cell table:formula="of:=INDIRECT(COM.MICROSOFT.CONCAT(&quot;'file:///C:/Chris/S&amp;S stats/Ethnicity by Ldn borough 2011 census.xls'#'&quot;;[.$A21];&quot;'.&quot;;[.E$6];14))-INDIRECT(COM.MICROSOFT.CONCAT(&quot;'file:///C:/Chris/S&amp;S stats/Ethnicity by Ldn borough 2011 census.xls'#'&quot;;[.$A21];&quot;'.&quot;;[.E$5];14))" office:value-type="float" office:value="96392" calcext:value-type="float">
            <text:p>96392</text:p>
          </table:table-cell>
          <table:table-cell table:formula="of:=INDIRECT(COM.MICROSOFT.CONCAT(&quot;'file:///C:/Chris/S&amp;S stats/Ethnicity by Ldn borough 2011 census.xls'#'&quot;;[.$A21];&quot;'.&quot;;[.F$6];14))+INDIRECT(COM.MICROSOFT.CONCAT(&quot;'file:///C:/Chris/S&amp;S stats/Ethnicity by Ldn borough 2011 census.xls'#'&quot;;[.$A21];&quot;'.&quot;;[.E$5];14))" office:value-type="float" office:value="13896" calcext:value-type="float">
            <text:p>13896</text:p>
          </table:table-cell>
          <table:table-cell table:formula="of:=INDIRECT(COM.MICROSOFT.CONCAT(&quot;'file:///C:/Chris/S&amp;S stats/Ethnicity by Ldn borough 2011 census.xls'#'&quot;;[.$A21];&quot;'.&quot;;[.G$6];14))" office:value-type="float" office:value="10360" calcext:value-type="float">
            <text:p>10360</text:p>
          </table:table-cell>
          <table:table-cell table:formula="of:=SUM([.C21:.G21])" office:value-type="float" office:value="254096" calcext:value-type="float">
            <text:p>254096</text:p>
          </table:table-cell>
        </table:table-row>
        <table:table-row table:style-name="ro1">
          <table:table-cell office:value-type="string" calcext:value-type="string">
            <text:p>E09000032 Wandsworth</text:p>
          </table:table-cell>
          <table:table-cell table:formula="of:=RIGHT([.A22];LEN([.A22])-FIND(&quot; &quot;;[.A22]))" office:value-type="string" office:string-value="Wandsworth" calcext:value-type="string">
            <text:p>Wandsworth</text:p>
          </table:table-cell>
          <table:table-cell table:formula="of:=INDIRECT(COM.MICROSOFT.CONCAT(&quot;'file:///C:/Chris/S&amp;S stats/Ethnicity by Ldn borough 2011 census.xls'#'&quot;;[.$A22];&quot;'.&quot;;[.C$6];14))" office:value-type="float" office:value="219216" calcext:value-type="float">
            <text:p>219216</text:p>
          </table:table-cell>
          <table:table-cell table:formula="of:=INDIRECT(COM.MICROSOFT.CONCAT(&quot;'file:///C:/Chris/S&amp;S stats/Ethnicity by Ldn borough 2011 census.xls'#'&quot;;[.$A22];&quot;'.&quot;;[.D$6];14))" office:value-type="float" office:value="32756" calcext:value-type="float">
            <text:p>32756</text:p>
          </table:table-cell>
          <table:table-cell table:formula="of:=INDIRECT(COM.MICROSOFT.CONCAT(&quot;'file:///C:/Chris/S&amp;S stats/Ethnicity by Ldn borough 2011 census.xls'#'&quot;;[.$A22];&quot;'.&quot;;[.E$6];14))-INDIRECT(COM.MICROSOFT.CONCAT(&quot;'file:///C:/Chris/S&amp;S stats/Ethnicity by Ldn borough 2011 census.xls'#'&quot;;[.$A22];&quot;'.&quot;;[.E$5];14))" office:value-type="float" office:value="29623" calcext:value-type="float">
            <text:p>29623</text:p>
          </table:table-cell>
          <table:table-cell table:formula="of:=INDIRECT(COM.MICROSOFT.CONCAT(&quot;'file:///C:/Chris/S&amp;S stats/Ethnicity by Ldn borough 2011 census.xls'#'&quot;;[.$A22];&quot;'.&quot;;[.F$6];14))+INDIRECT(COM.MICROSOFT.CONCAT(&quot;'file:///C:/Chris/S&amp;S stats/Ethnicity by Ldn borough 2011 census.xls'#'&quot;;[.$A22];&quot;'.&quot;;[.E$5];14))" office:value-type="float" office:value="10159" calcext:value-type="float">
            <text:p>10159</text:p>
          </table:table-cell>
          <table:table-cell table:formula="of:=INDIRECT(COM.MICROSOFT.CONCAT(&quot;'file:///C:/Chris/S&amp;S stats/Ethnicity by Ldn borough 2011 census.xls'#'&quot;;[.$A22];&quot;'.&quot;;[.G$6];14))" office:value-type="float" office:value="15241" calcext:value-type="float">
            <text:p>15241</text:p>
          </table:table-cell>
          <table:table-cell table:formula="of:=SUM([.C22:.G22])" office:value-type="float" office:value="306995" calcext:value-type="float">
            <text:p>306995</text:p>
          </table:table-cell>
        </table:table-row>
        <table:table-row table:style-name="ro1">
          <table:table-cell office:value-type="string" calcext:value-type="string">
            <text:p>E09000033 Westminster</text:p>
          </table:table-cell>
          <table:table-cell table:formula="of:=RIGHT([.A23];LEN([.A23])-FIND(&quot; &quot;;[.A23]))" office:value-type="string" office:string-value="Westminster" calcext:value-type="string">
            <text:p>Westminster</text:p>
          </table:table-cell>
          <table:table-cell table:formula="of:=INDIRECT(COM.MICROSOFT.CONCAT(&quot;'file:///C:/Chris/S&amp;S stats/Ethnicity by Ldn borough 2011 census.xls'#'&quot;;[.$A23];&quot;'.&quot;;[.C$6];14))" office:value-type="float" office:value="135330" calcext:value-type="float">
            <text:p>135330</text:p>
          </table:table-cell>
          <table:table-cell table:formula="of:=INDIRECT(COM.MICROSOFT.CONCAT(&quot;'file:///C:/Chris/S&amp;S stats/Ethnicity by Ldn borough 2011 census.xls'#'&quot;;[.$A23];&quot;'.&quot;;[.D$6];14))" office:value-type="float" office:value="16472" calcext:value-type="float">
            <text:p>16472</text:p>
          </table:table-cell>
          <table:table-cell table:formula="of:=INDIRECT(COM.MICROSOFT.CONCAT(&quot;'file:///C:/Chris/S&amp;S stats/Ethnicity by Ldn borough 2011 census.xls'#'&quot;;[.$A23];&quot;'.&quot;;[.E$6];14))-INDIRECT(COM.MICROSOFT.CONCAT(&quot;'file:///C:/Chris/S&amp;S stats/Ethnicity by Ldn borough 2011 census.xls'#'&quot;;[.$A23];&quot;'.&quot;;[.E$5];14))" office:value-type="float" office:value="25945" calcext:value-type="float">
            <text:p>25945</text:p>
          </table:table-cell>
          <table:table-cell table:formula="of:=INDIRECT(COM.MICROSOFT.CONCAT(&quot;'file:///C:/Chris/S&amp;S stats/Ethnicity by Ldn borough 2011 census.xls'#'&quot;;[.$A23];&quot;'.&quot;;[.F$6];14))+INDIRECT(COM.MICROSOFT.CONCAT(&quot;'file:///C:/Chris/S&amp;S stats/Ethnicity by Ldn borough 2011 census.xls'#'&quot;;[.$A23];&quot;'.&quot;;[.E$5];14))" office:value-type="float" office:value="30254" calcext:value-type="float">
            <text:p>30254</text:p>
          </table:table-cell>
          <table:table-cell table:formula="of:=INDIRECT(COM.MICROSOFT.CONCAT(&quot;'file:///C:/Chris/S&amp;S stats/Ethnicity by Ldn borough 2011 census.xls'#'&quot;;[.$A23];&quot;'.&quot;;[.G$6];14))" office:value-type="float" office:value="11395" calcext:value-type="float">
            <text:p>11395</text:p>
          </table:table-cell>
          <table:table-cell table:formula="of:=SUM([.C23:.G23])" office:value-type="float" office:value="219396" calcext:value-type="float">
            <text:p>219396</text:p>
          </table:table-cell>
        </table:table-row>
        <table:table-row table:style-name="ro1">
          <table:table-cell office:value-type="string" calcext:value-type="string">
            <text:p>E13000002 Outer London</text:p>
          </table:table-cell>
          <table:table-cell table:formula="of:=RIGHT([.A24];LEN([.A24])-FIND(&quot; &quot;;[.A24]))" office:value-type="string" office:string-value="Outer London" calcext:value-type="string">
            <text:p>Outer London</text:p>
          </table:table-cell>
          <table:table-cell table:formula="of:=INDIRECT(COM.MICROSOFT.CONCAT(&quot;'file:///C:/Chris/S&amp;S stats/Ethnicity by Ldn borough 2011 census.xls'#'&quot;;[.$A24];&quot;'.&quot;;[.C$6];14))" office:value-type="float" office:value="3034226" calcext:value-type="float">
            <text:p>3034226</text:p>
          </table:table-cell>
          <table:table-cell table:formula="of:=INDIRECT(COM.MICROSOFT.CONCAT(&quot;'file:///C:/Chris/S&amp;S stats/Ethnicity by Ldn borough 2011 census.xls'#'&quot;;[.$A24];&quot;'.&quot;;[.D$6];14))" office:value-type="float" office:value="548459" calcext:value-type="float">
            <text:p>548459</text:p>
          </table:table-cell>
          <table:table-cell table:formula="of:=INDIRECT(COM.MICROSOFT.CONCAT(&quot;'file:///C:/Chris/S&amp;S stats/Ethnicity by Ldn borough 2011 census.xls'#'&quot;;[.$A24];&quot;'.&quot;;[.E$6];14))-INDIRECT(COM.MICROSOFT.CONCAT(&quot;'file:///C:/Chris/S&amp;S stats/Ethnicity by Ldn borough 2011 census.xls'#'&quot;;[.$A24];&quot;'.&quot;;[.E$5];14))" office:value-type="float" office:value="938086" calcext:value-type="float">
            <text:p>938086</text:p>
          </table:table-cell>
          <table:table-cell table:formula="of:=INDIRECT(COM.MICROSOFT.CONCAT(&quot;'file:///C:/Chris/S&amp;S stats/Ethnicity by Ldn borough 2011 census.xls'#'&quot;;[.$A24];&quot;'.&quot;;[.F$6];14))+INDIRECT(COM.MICROSOFT.CONCAT(&quot;'file:///C:/Chris/S&amp;S stats/Ethnicity by Ldn borough 2011 census.xls'#'&quot;;[.$A24];&quot;'.&quot;;[.E$5];14))" office:value-type="float" office:value="205738" calcext:value-type="float">
            <text:p>205738</text:p>
          </table:table-cell>
          <table:table-cell table:formula="of:=INDIRECT(COM.MICROSOFT.CONCAT(&quot;'file:///C:/Chris/S&amp;S stats/Ethnicity by Ldn borough 2011 census.xls'#'&quot;;[.$A24];&quot;'.&quot;;[.G$6];14))" office:value-type="float" office:value="215531" calcext:value-type="float">
            <text:p>215531</text:p>
          </table:table-cell>
          <table:table-cell table:formula="of:=SUM([.C24:.G24])" office:value-type="float" office:value="4942040" calcext:value-type="float">
            <text:p>4942040</text:p>
          </table:table-cell>
        </table:table-row>
        <table:table-row table:style-name="ro1">
          <table:table-cell office:value-type="string" calcext:value-type="string">
            <text:p>E09000002 Barking and Dagenham</text:p>
          </table:table-cell>
          <table:table-cell table:formula="of:=RIGHT([.A25];LEN([.A25])-FIND(&quot; &quot;;[.A25]))" office:value-type="string" office:string-value="Barking and Dagenham" calcext:value-type="string">
            <text:p>Barking and Dagenham</text:p>
          </table:table-cell>
          <table:table-cell table:formula="of:=INDIRECT(COM.MICROSOFT.CONCAT(&quot;'file:///C:/Chris/S&amp;S stats/Ethnicity by Ldn borough 2011 census.xls'#'&quot;;[.$A25];&quot;'.&quot;;[.C$6];14))" office:value-type="float" office:value="108386" calcext:value-type="float">
            <text:p>108386</text:p>
          </table:table-cell>
          <table:table-cell table:formula="of:=INDIRECT(COM.MICROSOFT.CONCAT(&quot;'file:///C:/Chris/S&amp;S stats/Ethnicity by Ldn borough 2011 census.xls'#'&quot;;[.$A25];&quot;'.&quot;;[.D$6];14))" office:value-type="float" office:value="37140" calcext:value-type="float">
            <text:p>37140</text:p>
          </table:table-cell>
          <table:table-cell table:formula="of:=INDIRECT(COM.MICROSOFT.CONCAT(&quot;'file:///C:/Chris/S&amp;S stats/Ethnicity by Ldn borough 2011 census.xls'#'&quot;;[.$A25];&quot;'.&quot;;[.E$6];14))-INDIRECT(COM.MICROSOFT.CONCAT(&quot;'file:///C:/Chris/S&amp;S stats/Ethnicity by Ldn borough 2011 census.xls'#'&quot;;[.$A25];&quot;'.&quot;;[.E$5];14))" office:value-type="float" office:value="28279" calcext:value-type="float">
            <text:p>28279</text:p>
          </table:table-cell>
          <table:table-cell table:formula="of:=INDIRECT(COM.MICROSOFT.CONCAT(&quot;'file:///C:/Chris/S&amp;S stats/Ethnicity by Ldn borough 2011 census.xls'#'&quot;;[.$A25];&quot;'.&quot;;[.F$6];14))+INDIRECT(COM.MICROSOFT.CONCAT(&quot;'file:///C:/Chris/S&amp;S stats/Ethnicity by Ldn borough 2011 census.xls'#'&quot;;[.$A25];&quot;'.&quot;;[.E$5];14))" office:value-type="float" office:value="4228" calcext:value-type="float">
            <text:p>4228</text:p>
          </table:table-cell>
          <table:table-cell table:formula="of:=INDIRECT(COM.MICROSOFT.CONCAT(&quot;'file:///C:/Chris/S&amp;S stats/Ethnicity by Ldn borough 2011 census.xls'#'&quot;;[.$A25];&quot;'.&quot;;[.G$6];14))" office:value-type="float" office:value="7878" calcext:value-type="float">
            <text:p>7878</text:p>
          </table:table-cell>
          <table:table-cell table:formula="of:=SUM([.C25:.G25])" office:value-type="float" office:value="185911" calcext:value-type="float">
            <text:p>185911</text:p>
          </table:table-cell>
        </table:table-row>
        <table:table-row table:style-name="ro1">
          <table:table-cell office:value-type="string" calcext:value-type="string">
            <text:p>E09000003 Barnet</text:p>
          </table:table-cell>
          <table:table-cell table:formula="of:=RIGHT([.A26];LEN([.A26])-FIND(&quot; &quot;;[.A26]))" office:value-type="string" office:string-value="Barnet" calcext:value-type="string">
            <text:p>Barnet</text:p>
          </table:table-cell>
          <table:table-cell table:formula="of:=INDIRECT(COM.MICROSOFT.CONCAT(&quot;'file:///C:/Chris/S&amp;S stats/Ethnicity by Ldn borough 2011 census.xls'#'&quot;;[.$A26];&quot;'.&quot;;[.C$6];14))" office:value-type="float" office:value="228553" calcext:value-type="float">
            <text:p>228553</text:p>
          </table:table-cell>
          <table:table-cell table:formula="of:=INDIRECT(COM.MICROSOFT.CONCAT(&quot;'file:///C:/Chris/S&amp;S stats/Ethnicity by Ldn borough 2011 census.xls'#'&quot;;[.$A26];&quot;'.&quot;;[.D$6];14))" office:value-type="float" office:value="27431" calcext:value-type="float">
            <text:p>27431</text:p>
          </table:table-cell>
          <table:table-cell table:formula="of:=INDIRECT(COM.MICROSOFT.CONCAT(&quot;'file:///C:/Chris/S&amp;S stats/Ethnicity by Ldn borough 2011 census.xls'#'&quot;;[.$A26];&quot;'.&quot;;[.E$6];14))-INDIRECT(COM.MICROSOFT.CONCAT(&quot;'file:///C:/Chris/S&amp;S stats/Ethnicity by Ldn borough 2011 census.xls'#'&quot;;[.$A26];&quot;'.&quot;;[.E$5];14))" office:value-type="float" office:value="57659" calcext:value-type="float">
            <text:p>57659</text:p>
          </table:table-cell>
          <table:table-cell table:formula="of:=INDIRECT(COM.MICROSOFT.CONCAT(&quot;'file:///C:/Chris/S&amp;S stats/Ethnicity by Ldn borough 2011 census.xls'#'&quot;;[.$A26];&quot;'.&quot;;[.F$6];14))+INDIRECT(COM.MICROSOFT.CONCAT(&quot;'file:///C:/Chris/S&amp;S stats/Ethnicity by Ldn borough 2011 census.xls'#'&quot;;[.$A26];&quot;'.&quot;;[.E$5];14))" office:value-type="float" office:value="25574" calcext:value-type="float">
            <text:p>25574</text:p>
          </table:table-cell>
          <table:table-cell table:formula="of:=INDIRECT(COM.MICROSOFT.CONCAT(&quot;'file:///C:/Chris/S&amp;S stats/Ethnicity by Ldn borough 2011 census.xls'#'&quot;;[.$A26];&quot;'.&quot;;[.G$6];14))" office:value-type="float" office:value="17169" calcext:value-type="float">
            <text:p>17169</text:p>
          </table:table-cell>
          <table:table-cell table:formula="of:=SUM([.C26:.G26])" office:value-type="float" office:value="356386" calcext:value-type="float">
            <text:p>356386</text:p>
          </table:table-cell>
        </table:table-row>
        <table:table-row table:style-name="ro1">
          <table:table-cell office:value-type="string" calcext:value-type="string">
            <text:p>E09000004 Bexley</text:p>
          </table:table-cell>
          <table:table-cell table:formula="of:=RIGHT([.A27];LEN([.A27])-FIND(&quot; &quot;;[.A27]))" office:value-type="string" office:string-value="Bexley" calcext:value-type="string">
            <text:p>Bexley</text:p>
          </table:table-cell>
          <table:table-cell table:formula="of:=INDIRECT(COM.MICROSOFT.CONCAT(&quot;'file:///C:/Chris/S&amp;S stats/Ethnicity by Ldn borough 2011 census.xls'#'&quot;;[.$A27];&quot;'.&quot;;[.C$6];14))" office:value-type="float" office:value="189962" calcext:value-type="float">
            <text:p>189962</text:p>
          </table:table-cell>
          <table:table-cell table:formula="of:=INDIRECT(COM.MICROSOFT.CONCAT(&quot;'file:///C:/Chris/S&amp;S stats/Ethnicity by Ldn borough 2011 census.xls'#'&quot;;[.$A27];&quot;'.&quot;;[.D$6];14))" office:value-type="float" office:value="19624" calcext:value-type="float">
            <text:p>19624</text:p>
          </table:table-cell>
          <table:table-cell table:formula="of:=INDIRECT(COM.MICROSOFT.CONCAT(&quot;'file:///C:/Chris/S&amp;S stats/Ethnicity by Ldn borough 2011 census.xls'#'&quot;;[.$A27];&quot;'.&quot;;[.E$6];14))-INDIRECT(COM.MICROSOFT.CONCAT(&quot;'file:///C:/Chris/S&amp;S stats/Ethnicity by Ldn borough 2011 census.xls'#'&quot;;[.$A27];&quot;'.&quot;;[.E$5];14))" office:value-type="float" office:value="12729" calcext:value-type="float">
            <text:p>12729</text:p>
          </table:table-cell>
          <table:table-cell table:formula="of:=INDIRECT(COM.MICROSOFT.CONCAT(&quot;'file:///C:/Chris/S&amp;S stats/Ethnicity by Ldn borough 2011 census.xls'#'&quot;;[.$A27];&quot;'.&quot;;[.F$6];14))+INDIRECT(COM.MICROSOFT.CONCAT(&quot;'file:///C:/Chris/S&amp;S stats/Ethnicity by Ldn borough 2011 census.xls'#'&quot;;[.$A27];&quot;'.&quot;;[.E$5];14))" office:value-type="float" office:value="4287" calcext:value-type="float">
            <text:p>4287</text:p>
          </table:table-cell>
          <table:table-cell table:formula="of:=INDIRECT(COM.MICROSOFT.CONCAT(&quot;'file:///C:/Chris/S&amp;S stats/Ethnicity by Ldn borough 2011 census.xls'#'&quot;;[.$A27];&quot;'.&quot;;[.G$6];14))" office:value-type="float" office:value="5395" calcext:value-type="float">
            <text:p>5395</text:p>
          </table:table-cell>
          <table:table-cell table:formula="of:=SUM([.C27:.G27])" office:value-type="float" office:value="231997" calcext:value-type="float">
            <text:p>231997</text:p>
          </table:table-cell>
        </table:table-row>
        <table:table-row table:style-name="ro1">
          <table:table-cell office:value-type="string" calcext:value-type="string">
            <text:p>E09000005 Brent</text:p>
          </table:table-cell>
          <table:table-cell table:formula="of:=RIGHT([.A28];LEN([.A28])-FIND(&quot; &quot;;[.A28]))" office:value-type="string" office:string-value="Brent" calcext:value-type="string">
            <text:p>Brent</text:p>
          </table:table-cell>
          <table:table-cell table:formula="of:=INDIRECT(COM.MICROSOFT.CONCAT(&quot;'file:///C:/Chris/S&amp;S stats/Ethnicity by Ldn borough 2011 census.xls'#'&quot;;[.$A28];&quot;'.&quot;;[.C$6];14))" office:value-type="float" office:value="112880" calcext:value-type="float">
            <text:p>112880</text:p>
          </table:table-cell>
          <table:table-cell table:formula="of:=INDIRECT(COM.MICROSOFT.CONCAT(&quot;'file:///C:/Chris/S&amp;S stats/Ethnicity by Ldn borough 2011 census.xls'#'&quot;;[.$A28];&quot;'.&quot;;[.D$6];14))" office:value-type="float" office:value="58632" calcext:value-type="float">
            <text:p>58632</text:p>
          </table:table-cell>
          <table:table-cell table:formula="of:=INDIRECT(COM.MICROSOFT.CONCAT(&quot;'file:///C:/Chris/S&amp;S stats/Ethnicity by Ldn borough 2011 census.xls'#'&quot;;[.$A28];&quot;'.&quot;;[.E$6];14))-INDIRECT(COM.MICROSOFT.CONCAT(&quot;'file:///C:/Chris/S&amp;S stats/Ethnicity by Ldn borough 2011 census.xls'#'&quot;;[.$A28];&quot;'.&quot;;[.E$5];14))" office:value-type="float" office:value="102736" calcext:value-type="float">
            <text:p>102736</text:p>
          </table:table-cell>
          <table:table-cell table:formula="of:=INDIRECT(COM.MICROSOFT.CONCAT(&quot;'file:///C:/Chris/S&amp;S stats/Ethnicity by Ldn borough 2011 census.xls'#'&quot;;[.$A28];&quot;'.&quot;;[.F$6];14))+INDIRECT(COM.MICROSOFT.CONCAT(&quot;'file:///C:/Chris/S&amp;S stats/Ethnicity by Ldn borough 2011 census.xls'#'&quot;;[.$A28];&quot;'.&quot;;[.E$5];14))" office:value-type="float" office:value="21192" calcext:value-type="float">
            <text:p>21192</text:p>
          </table:table-cell>
          <table:table-cell table:formula="of:=INDIRECT(COM.MICROSOFT.CONCAT(&quot;'file:///C:/Chris/S&amp;S stats/Ethnicity by Ldn borough 2011 census.xls'#'&quot;;[.$A28];&quot;'.&quot;;[.G$6];14))" office:value-type="float" office:value="15775" calcext:value-type="float">
            <text:p>15775</text:p>
          </table:table-cell>
          <table:table-cell table:formula="of:=SUM([.C28:.G28])" office:value-type="float" office:value="311215" calcext:value-type="float">
            <text:p>311215</text:p>
          </table:table-cell>
        </table:table-row>
        <table:table-row table:style-name="ro1">
          <table:table-cell office:value-type="string" calcext:value-type="string">
            <text:p>E09000006 Bromley</text:p>
          </table:table-cell>
          <table:table-cell table:formula="of:=RIGHT([.A29];LEN([.A29])-FIND(&quot; &quot;;[.A29]))" office:value-type="string" office:string-value="Bromley" calcext:value-type="string">
            <text:p>Bromley</text:p>
          </table:table-cell>
          <table:table-cell table:formula="of:=INDIRECT(COM.MICROSOFT.CONCAT(&quot;'file:///C:/Chris/S&amp;S stats/Ethnicity by Ldn borough 2011 census.xls'#'&quot;;[.$A29];&quot;'.&quot;;[.C$6];14))" office:value-type="float" office:value="260870" calcext:value-type="float">
            <text:p>260870</text:p>
          </table:table-cell>
          <table:table-cell table:formula="of:=INDIRECT(COM.MICROSOFT.CONCAT(&quot;'file:///C:/Chris/S&amp;S stats/Ethnicity by Ldn borough 2011 census.xls'#'&quot;;[.$A29];&quot;'.&quot;;[.D$6];14))" office:value-type="float" office:value="18686" calcext:value-type="float">
            <text:p>18686</text:p>
          </table:table-cell>
          <table:table-cell table:formula="of:=INDIRECT(COM.MICROSOFT.CONCAT(&quot;'file:///C:/Chris/S&amp;S stats/Ethnicity by Ldn borough 2011 census.xls'#'&quot;;[.$A29];&quot;'.&quot;;[.E$6];14))-INDIRECT(COM.MICROSOFT.CONCAT(&quot;'file:///C:/Chris/S&amp;S stats/Ethnicity by Ldn borough 2011 census.xls'#'&quot;;[.$A29];&quot;'.&quot;;[.E$5];14))" office:value-type="float" office:value="13299" calcext:value-type="float">
            <text:p>13299</text:p>
          </table:table-cell>
          <table:table-cell table:formula="of:=INDIRECT(COM.MICROSOFT.CONCAT(&quot;'file:///C:/Chris/S&amp;S stats/Ethnicity by Ldn borough 2011 census.xls'#'&quot;;[.$A29];&quot;'.&quot;;[.F$6];14))+INDIRECT(COM.MICROSOFT.CONCAT(&quot;'file:///C:/Chris/S&amp;S stats/Ethnicity by Ldn borough 2011 census.xls'#'&quot;;[.$A29];&quot;'.&quot;;[.E$5];14))" office:value-type="float" office:value="5640" calcext:value-type="float">
            <text:p>5640</text:p>
          </table:table-cell>
          <table:table-cell table:formula="of:=INDIRECT(COM.MICROSOFT.CONCAT(&quot;'file:///C:/Chris/S&amp;S stats/Ethnicity by Ldn borough 2011 census.xls'#'&quot;;[.$A29];&quot;'.&quot;;[.G$6];14))" office:value-type="float" office:value="10897" calcext:value-type="float">
            <text:p>10897</text:p>
          </table:table-cell>
          <table:table-cell table:formula="of:=SUM([.C29:.G29])" office:value-type="float" office:value="309392" calcext:value-type="float">
            <text:p>309392</text:p>
          </table:table-cell>
        </table:table-row>
        <table:table-row table:style-name="ro1">
          <table:table-cell office:value-type="string" calcext:value-type="string">
            <text:p>E09000008 Croydon</text:p>
          </table:table-cell>
          <table:table-cell table:formula="of:=RIGHT([.A30];LEN([.A30])-FIND(&quot; &quot;;[.A30]))" office:value-type="string" office:string-value="Croydon" calcext:value-type="string">
            <text:p>Croydon</text:p>
          </table:table-cell>
          <table:table-cell table:formula="of:=INDIRECT(COM.MICROSOFT.CONCAT(&quot;'file:///C:/Chris/S&amp;S stats/Ethnicity by Ldn borough 2011 census.xls'#'&quot;;[.$A30];&quot;'.&quot;;[.C$6];14))" office:value-type="float" office:value="200195" calcext:value-type="float">
            <text:p>200195</text:p>
          </table:table-cell>
          <table:table-cell table:formula="of:=INDIRECT(COM.MICROSOFT.CONCAT(&quot;'file:///C:/Chris/S&amp;S stats/Ethnicity by Ldn borough 2011 census.xls'#'&quot;;[.$A30];&quot;'.&quot;;[.D$6];14))" office:value-type="float" office:value="73256" calcext:value-type="float">
            <text:p>73256</text:p>
          </table:table-cell>
          <table:table-cell table:formula="of:=INDIRECT(COM.MICROSOFT.CONCAT(&quot;'file:///C:/Chris/S&amp;S stats/Ethnicity by Ldn borough 2011 census.xls'#'&quot;;[.$A30];&quot;'.&quot;;[.E$6];14))-INDIRECT(COM.MICROSOFT.CONCAT(&quot;'file:///C:/Chris/S&amp;S stats/Ethnicity by Ldn borough 2011 census.xls'#'&quot;;[.$A30];&quot;'.&quot;;[.E$5];14))" office:value-type="float" office:value="55702" calcext:value-type="float">
            <text:p>55702</text:p>
          </table:table-cell>
          <table:table-cell table:formula="of:=INDIRECT(COM.MICROSOFT.CONCAT(&quot;'file:///C:/Chris/S&amp;S stats/Ethnicity by Ldn borough 2011 census.xls'#'&quot;;[.$A30];&quot;'.&quot;;[.F$6];14))+INDIRECT(COM.MICROSOFT.CONCAT(&quot;'file:///C:/Chris/S&amp;S stats/Ethnicity by Ldn borough 2011 census.xls'#'&quot;;[.$A30];&quot;'.&quot;;[.E$5];14))" office:value-type="float" office:value="10330" calcext:value-type="float">
            <text:p>10330</text:p>
          </table:table-cell>
          <table:table-cell table:formula="of:=INDIRECT(COM.MICROSOFT.CONCAT(&quot;'file:///C:/Chris/S&amp;S stats/Ethnicity by Ldn borough 2011 census.xls'#'&quot;;[.$A30];&quot;'.&quot;;[.G$6];14))" office:value-type="float" office:value="23895" calcext:value-type="float">
            <text:p>23895</text:p>
          </table:table-cell>
          <table:table-cell table:formula="of:=SUM([.C30:.G30])" office:value-type="float" office:value="363378" calcext:value-type="float">
            <text:p>363378</text:p>
          </table:table-cell>
        </table:table-row>
        <table:table-row table:style-name="ro1">
          <table:table-cell office:value-type="string" calcext:value-type="string">
            <text:p>E09000009 Ealing</text:p>
          </table:table-cell>
          <table:table-cell table:formula="of:=RIGHT([.A31];LEN([.A31])-FIND(&quot; &quot;;[.A31]))" office:value-type="string" office:string-value="Ealing" calcext:value-type="string">
            <text:p>Ealing</text:p>
          </table:table-cell>
          <table:table-cell table:formula="of:=INDIRECT(COM.MICROSOFT.CONCAT(&quot;'file:///C:/Chris/S&amp;S stats/Ethnicity by Ldn borough 2011 census.xls'#'&quot;;[.$A31];&quot;'.&quot;;[.C$6];14))" office:value-type="float" office:value="165818" calcext:value-type="float">
            <text:p>165818</text:p>
          </table:table-cell>
          <table:table-cell table:formula="of:=INDIRECT(COM.MICROSOFT.CONCAT(&quot;'file:///C:/Chris/S&amp;S stats/Ethnicity by Ldn borough 2011 census.xls'#'&quot;;[.$A31];&quot;'.&quot;;[.D$6];14))" office:value-type="float" office:value="36860" calcext:value-type="float">
            <text:p>36860</text:p>
          </table:table-cell>
          <table:table-cell table:formula="of:=INDIRECT(COM.MICROSOFT.CONCAT(&quot;'file:///C:/Chris/S&amp;S stats/Ethnicity by Ldn borough 2011 census.xls'#'&quot;;[.$A31];&quot;'.&quot;;[.E$6];14))-INDIRECT(COM.MICROSOFT.CONCAT(&quot;'file:///C:/Chris/S&amp;S stats/Ethnicity by Ldn borough 2011 census.xls'#'&quot;;[.$A31];&quot;'.&quot;;[.E$5];14))" office:value-type="float" office:value="96307" calcext:value-type="float">
            <text:p>96307</text:p>
          </table:table-cell>
          <table:table-cell table:formula="of:=INDIRECT(COM.MICROSOFT.CONCAT(&quot;'file:///C:/Chris/S&amp;S stats/Ethnicity by Ldn borough 2011 census.xls'#'&quot;;[.$A31];&quot;'.&quot;;[.F$6];14))+INDIRECT(COM.MICROSOFT.CONCAT(&quot;'file:///C:/Chris/S&amp;S stats/Ethnicity by Ldn borough 2011 census.xls'#'&quot;;[.$A31];&quot;'.&quot;;[.E$5];14))" office:value-type="float" office:value="24398" calcext:value-type="float">
            <text:p>24398</text:p>
          </table:table-cell>
          <table:table-cell table:formula="of:=INDIRECT(COM.MICROSOFT.CONCAT(&quot;'file:///C:/Chris/S&amp;S stats/Ethnicity by Ldn borough 2011 census.xls'#'&quot;;[.$A31];&quot;'.&quot;;[.G$6];14))" office:value-type="float" office:value="15066" calcext:value-type="float">
            <text:p>15066</text:p>
          </table:table-cell>
          <table:table-cell table:formula="of:=SUM([.C31:.G31])" office:value-type="float" office:value="338449" calcext:value-type="float">
            <text:p>338449</text:p>
          </table:table-cell>
        </table:table-row>
        <table:table-row table:style-name="ro1">
          <table:table-cell office:value-type="string" calcext:value-type="string">
            <text:p>E09000010 Enfield</text:p>
          </table:table-cell>
          <table:table-cell table:formula="of:=RIGHT([.A32];LEN([.A32])-FIND(&quot; &quot;;[.A32]))" office:value-type="string" office:string-value="Enfield" calcext:value-type="string">
            <text:p>Enfield</text:p>
          </table:table-cell>
          <table:table-cell table:formula="of:=INDIRECT(COM.MICROSOFT.CONCAT(&quot;'file:///C:/Chris/S&amp;S stats/Ethnicity by Ldn borough 2011 census.xls'#'&quot;;[.$A32];&quot;'.&quot;;[.C$6];14))" office:value-type="float" office:value="190640" calcext:value-type="float">
            <text:p>190640</text:p>
          </table:table-cell>
          <table:table-cell table:formula="of:=INDIRECT(COM.MICROSOFT.CONCAT(&quot;'file:///C:/Chris/S&amp;S stats/Ethnicity by Ldn borough 2011 census.xls'#'&quot;;[.$A32];&quot;'.&quot;;[.D$6];14))" office:value-type="float" office:value="53687" calcext:value-type="float">
            <text:p>53687</text:p>
          </table:table-cell>
          <table:table-cell table:formula="of:=INDIRECT(COM.MICROSOFT.CONCAT(&quot;'file:///C:/Chris/S&amp;S stats/Ethnicity by Ldn borough 2011 census.xls'#'&quot;;[.$A32];&quot;'.&quot;;[.E$6];14))-INDIRECT(COM.MICROSOFT.CONCAT(&quot;'file:///C:/Chris/S&amp;S stats/Ethnicity by Ldn borough 2011 census.xls'#'&quot;;[.$A32];&quot;'.&quot;;[.E$5];14))" office:value-type="float" office:value="32305" calcext:value-type="float">
            <text:p>32305</text:p>
          </table:table-cell>
          <table:table-cell table:formula="of:=INDIRECT(COM.MICROSOFT.CONCAT(&quot;'file:///C:/Chris/S&amp;S stats/Ethnicity by Ldn borough 2011 census.xls'#'&quot;;[.$A32];&quot;'.&quot;;[.F$6];14))+INDIRECT(COM.MICROSOFT.CONCAT(&quot;'file:///C:/Chris/S&amp;S stats/Ethnicity by Ldn borough 2011 census.xls'#'&quot;;[.$A32];&quot;'.&quot;;[.E$5];14))" office:value-type="float" office:value="18651" calcext:value-type="float">
            <text:p>18651</text:p>
          </table:table-cell>
          <table:table-cell table:formula="of:=INDIRECT(COM.MICROSOFT.CONCAT(&quot;'file:///C:/Chris/S&amp;S stats/Ethnicity by Ldn borough 2011 census.xls'#'&quot;;[.$A32];&quot;'.&quot;;[.G$6];14))" office:value-type="float" office:value="17183" calcext:value-type="float">
            <text:p>17183</text:p>
          </table:table-cell>
          <table:table-cell table:formula="of:=SUM([.C32:.G32])" office:value-type="float" office:value="312466" calcext:value-type="float">
            <text:p>312466</text:p>
          </table:table-cell>
        </table:table-row>
        <table:table-row table:style-name="ro1">
          <table:table-cell office:value-type="string" calcext:value-type="string">
            <text:p>E09000011 Greenwich</text:p>
          </table:table-cell>
          <table:table-cell table:formula="of:=RIGHT([.A33];LEN([.A33])-FIND(&quot; &quot;;[.A33]))" office:value-type="string" office:string-value="Greenwich" calcext:value-type="string">
            <text:p>Greenwich</text:p>
          </table:table-cell>
          <table:table-cell table:formula="of:=INDIRECT(COM.MICROSOFT.CONCAT(&quot;'file:///C:/Chris/S&amp;S stats/Ethnicity by Ldn borough 2011 census.xls'#'&quot;;[.$A33];&quot;'.&quot;;[.C$6];14))" office:value-type="float" office:value="159002" calcext:value-type="float">
            <text:p>159002</text:p>
          </table:table-cell>
          <table:table-cell table:formula="of:=INDIRECT(COM.MICROSOFT.CONCAT(&quot;'file:///C:/Chris/S&amp;S stats/Ethnicity by Ldn borough 2011 census.xls'#'&quot;;[.$A33];&quot;'.&quot;;[.D$6];14))" office:value-type="float" office:value="48655" calcext:value-type="float">
            <text:p>48655</text:p>
          </table:table-cell>
          <table:table-cell table:formula="of:=INDIRECT(COM.MICROSOFT.CONCAT(&quot;'file:///C:/Chris/S&amp;S stats/Ethnicity by Ldn borough 2011 census.xls'#'&quot;;[.$A33];&quot;'.&quot;;[.E$6];14))-INDIRECT(COM.MICROSOFT.CONCAT(&quot;'file:///C:/Chris/S&amp;S stats/Ethnicity by Ldn borough 2011 census.xls'#'&quot;;[.$A33];&quot;'.&quot;;[.E$5];14))" office:value-type="float" office:value="24833" calcext:value-type="float">
            <text:p>24833</text:p>
          </table:table-cell>
          <table:table-cell table:formula="of:=INDIRECT(COM.MICROSOFT.CONCAT(&quot;'file:///C:/Chris/S&amp;S stats/Ethnicity by Ldn borough 2011 census.xls'#'&quot;;[.$A33];&quot;'.&quot;;[.F$6];14))+INDIRECT(COM.MICROSOFT.CONCAT(&quot;'file:///C:/Chris/S&amp;S stats/Ethnicity by Ldn borough 2011 census.xls'#'&quot;;[.$A33];&quot;'.&quot;;[.E$5];14))" office:value-type="float" office:value="9793" calcext:value-type="float">
            <text:p>9793</text:p>
          </table:table-cell>
          <table:table-cell table:formula="of:=INDIRECT(COM.MICROSOFT.CONCAT(&quot;'file:///C:/Chris/S&amp;S stats/Ethnicity by Ldn borough 2011 census.xls'#'&quot;;[.$A33];&quot;'.&quot;;[.G$6];14))" office:value-type="float" office:value="12274" calcext:value-type="float">
            <text:p>12274</text:p>
          </table:table-cell>
          <table:table-cell table:formula="of:=SUM([.C33:.G33])" office:value-type="float" office:value="254557" calcext:value-type="float">
            <text:p>254557</text:p>
          </table:table-cell>
        </table:table-row>
        <table:table-row table:style-name="ro1">
          <table:table-cell office:value-type="string" calcext:value-type="string">
            <text:p>E09000015 Harrow</text:p>
          </table:table-cell>
          <table:table-cell table:formula="of:=RIGHT([.A34];LEN([.A34])-FIND(&quot; &quot;;[.A34]))" office:value-type="string" office:string-value="Harrow" calcext:value-type="string">
            <text:p>Harrow</text:p>
          </table:table-cell>
          <table:table-cell table:formula="of:=INDIRECT(COM.MICROSOFT.CONCAT(&quot;'file:///C:/Chris/S&amp;S stats/Ethnicity by Ldn borough 2011 census.xls'#'&quot;;[.$A34];&quot;'.&quot;;[.C$6];14))" office:value-type="float" office:value="100991" calcext:value-type="float">
            <text:p>100991</text:p>
          </table:table-cell>
          <table:table-cell table:formula="of:=INDIRECT(COM.MICROSOFT.CONCAT(&quot;'file:///C:/Chris/S&amp;S stats/Ethnicity by Ldn borough 2011 census.xls'#'&quot;;[.$A34];&quot;'.&quot;;[.D$6];14))" office:value-type="float" office:value="19708" calcext:value-type="float">
            <text:p>19708</text:p>
          </table:table-cell>
          <table:table-cell table:formula="of:=INDIRECT(COM.MICROSOFT.CONCAT(&quot;'file:///C:/Chris/S&amp;S stats/Ethnicity by Ldn borough 2011 census.xls'#'&quot;;[.$A34];&quot;'.&quot;;[.E$6];14))-INDIRECT(COM.MICROSOFT.CONCAT(&quot;'file:///C:/Chris/S&amp;S stats/Ethnicity by Ldn borough 2011 census.xls'#'&quot;;[.$A34];&quot;'.&quot;;[.E$5];14))" office:value-type="float" office:value="99179" calcext:value-type="float">
            <text:p>99179</text:p>
          </table:table-cell>
          <table:table-cell table:formula="of:=INDIRECT(COM.MICROSOFT.CONCAT(&quot;'file:///C:/Chris/S&amp;S stats/Ethnicity by Ldn borough 2011 census.xls'#'&quot;;[.$A34];&quot;'.&quot;;[.F$6];14))+INDIRECT(COM.MICROSOFT.CONCAT(&quot;'file:///C:/Chris/S&amp;S stats/Ethnicity by Ldn borough 2011 census.xls'#'&quot;;[.$A34];&quot;'.&quot;;[.E$5];14))" office:value-type="float" office:value="9679" calcext:value-type="float">
            <text:p>9679</text:p>
          </table:table-cell>
          <table:table-cell table:formula="of:=INDIRECT(COM.MICROSOFT.CONCAT(&quot;'file:///C:/Chris/S&amp;S stats/Ethnicity by Ldn borough 2011 census.xls'#'&quot;;[.$A34];&quot;'.&quot;;[.G$6];14))" office:value-type="float" office:value="9499" calcext:value-type="float">
            <text:p>9499</text:p>
          </table:table-cell>
          <table:table-cell table:formula="of:=SUM([.C34:.G34])" office:value-type="float" office:value="239056" calcext:value-type="float">
            <text:p>239056</text:p>
          </table:table-cell>
        </table:table-row>
        <table:table-row table:style-name="ro1">
          <table:table-cell office:value-type="string" calcext:value-type="string">
            <text:p>E09000016 Havering</text:p>
          </table:table-cell>
          <table:table-cell table:formula="of:=RIGHT([.A35];LEN([.A35])-FIND(&quot; &quot;;[.A35]))" office:value-type="string" office:string-value="Havering" calcext:value-type="string">
            <text:p>Havering</text:p>
          </table:table-cell>
          <table:table-cell table:formula="of:=INDIRECT(COM.MICROSOFT.CONCAT(&quot;'file:///C:/Chris/S&amp;S stats/Ethnicity by Ldn borough 2011 census.xls'#'&quot;;[.$A35];&quot;'.&quot;;[.C$6];14))" office:value-type="float" office:value="207949" calcext:value-type="float">
            <text:p>207949</text:p>
          </table:table-cell>
          <table:table-cell table:formula="of:=INDIRECT(COM.MICROSOFT.CONCAT(&quot;'file:///C:/Chris/S&amp;S stats/Ethnicity by Ldn borough 2011 census.xls'#'&quot;;[.$A35];&quot;'.&quot;;[.D$6];14))" office:value-type="float" office:value="11481" calcext:value-type="float">
            <text:p>11481</text:p>
          </table:table-cell>
          <table:table-cell table:formula="of:=INDIRECT(COM.MICROSOFT.CONCAT(&quot;'file:///C:/Chris/S&amp;S stats/Ethnicity by Ldn borough 2011 census.xls'#'&quot;;[.$A35];&quot;'.&quot;;[.E$6];14))-INDIRECT(COM.MICROSOFT.CONCAT(&quot;'file:///C:/Chris/S&amp;S stats/Ethnicity by Ldn borough 2011 census.xls'#'&quot;;[.$A35];&quot;'.&quot;;[.E$5];14))" office:value-type="float" office:value="10086" calcext:value-type="float">
            <text:p>10086</text:p>
          </table:table-cell>
          <table:table-cell table:formula="of:=INDIRECT(COM.MICROSOFT.CONCAT(&quot;'file:///C:/Chris/S&amp;S stats/Ethnicity by Ldn borough 2011 census.xls'#'&quot;;[.$A35];&quot;'.&quot;;[.F$6];14))+INDIRECT(COM.MICROSOFT.CONCAT(&quot;'file:///C:/Chris/S&amp;S stats/Ethnicity by Ldn borough 2011 census.xls'#'&quot;;[.$A35];&quot;'.&quot;;[.E$5];14))" office:value-type="float" office:value="2783" calcext:value-type="float">
            <text:p>2783</text:p>
          </table:table-cell>
          <table:table-cell table:formula="of:=INDIRECT(COM.MICROSOFT.CONCAT(&quot;'file:///C:/Chris/S&amp;S stats/Ethnicity by Ldn borough 2011 census.xls'#'&quot;;[.$A35];&quot;'.&quot;;[.G$6];14))" office:value-type="float" office:value="4933" calcext:value-type="float">
            <text:p>4933</text:p>
          </table:table-cell>
          <table:table-cell table:formula="of:=SUM([.C35:.G35])" office:value-type="float" office:value="237232" calcext:value-type="float">
            <text:p>237232</text:p>
          </table:table-cell>
        </table:table-row>
        <table:table-row table:style-name="ro1">
          <table:table-cell office:value-type="string" calcext:value-type="string">
            <text:p>E09000017 Hillingdon</text:p>
          </table:table-cell>
          <table:table-cell table:formula="of:=RIGHT([.A36];LEN([.A36])-FIND(&quot; &quot;;[.A36]))" office:value-type="string" office:string-value="Hillingdon" calcext:value-type="string">
            <text:p>Hillingdon</text:p>
          </table:table-cell>
          <table:table-cell table:formula="of:=INDIRECT(COM.MICROSOFT.CONCAT(&quot;'file:///C:/Chris/S&amp;S stats/Ethnicity by Ldn borough 2011 census.xls'#'&quot;;[.$A36];&quot;'.&quot;;[.C$6];14))" office:value-type="float" office:value="166031" calcext:value-type="float">
            <text:p>166031</text:p>
          </table:table-cell>
          <table:table-cell table:formula="of:=INDIRECT(COM.MICROSOFT.CONCAT(&quot;'file:///C:/Chris/S&amp;S stats/Ethnicity by Ldn borough 2011 census.xls'#'&quot;;[.$A36];&quot;'.&quot;;[.D$6];14))" office:value-type="float" office:value="20082" calcext:value-type="float">
            <text:p>20082</text:p>
          </table:table-cell>
          <table:table-cell table:formula="of:=INDIRECT(COM.MICROSOFT.CONCAT(&quot;'file:///C:/Chris/S&amp;S stats/Ethnicity by Ldn borough 2011 census.xls'#'&quot;;[.$A36];&quot;'.&quot;;[.E$6];14))-INDIRECT(COM.MICROSOFT.CONCAT(&quot;'file:///C:/Chris/S&amp;S stats/Ethnicity by Ldn borough 2011 census.xls'#'&quot;;[.$A36];&quot;'.&quot;;[.E$5];14))" office:value-type="float" office:value="66364" calcext:value-type="float">
            <text:p>66364</text:p>
          </table:table-cell>
          <table:table-cell table:formula="of:=INDIRECT(COM.MICROSOFT.CONCAT(&quot;'file:///C:/Chris/S&amp;S stats/Ethnicity by Ldn borough 2011 census.xls'#'&quot;;[.$A36];&quot;'.&quot;;[.F$6];14))+INDIRECT(COM.MICROSOFT.CONCAT(&quot;'file:///C:/Chris/S&amp;S stats/Ethnicity by Ldn borough 2011 census.xls'#'&quot;;[.$A36];&quot;'.&quot;;[.E$5];14))" office:value-type="float" office:value="10980" calcext:value-type="float">
            <text:p>10980</text:p>
          </table:table-cell>
          <table:table-cell table:formula="of:=INDIRECT(COM.MICROSOFT.CONCAT(&quot;'file:///C:/Chris/S&amp;S stats/Ethnicity by Ldn borough 2011 census.xls'#'&quot;;[.$A36];&quot;'.&quot;;[.G$6];14))" office:value-type="float" office:value="10479" calcext:value-type="float">
            <text:p>10479</text:p>
          </table:table-cell>
          <table:table-cell table:formula="of:=SUM([.C36:.G36])" office:value-type="float" office:value="273936" calcext:value-type="float">
            <text:p>273936</text:p>
          </table:table-cell>
        </table:table-row>
        <table:table-row table:style-name="ro1">
          <table:table-cell office:value-type="string" calcext:value-type="string">
            <text:p>E09000018 Hounslow</text:p>
          </table:table-cell>
          <table:table-cell table:formula="of:=RIGHT([.A37];LEN([.A37])-FIND(&quot; &quot;;[.A37]))" office:value-type="string" office:string-value="Hounslow" calcext:value-type="string">
            <text:p>Hounslow</text:p>
          </table:table-cell>
          <table:table-cell table:formula="of:=INDIRECT(COM.MICROSOFT.CONCAT(&quot;'file:///C:/Chris/S&amp;S stats/Ethnicity by Ldn borough 2011 census.xls'#'&quot;;[.$A37];&quot;'.&quot;;[.C$6];14))" office:value-type="float" office:value="130505" calcext:value-type="float">
            <text:p>130505</text:p>
          </table:table-cell>
          <table:table-cell table:formula="of:=INDIRECT(COM.MICROSOFT.CONCAT(&quot;'file:///C:/Chris/S&amp;S stats/Ethnicity by Ldn borough 2011 census.xls'#'&quot;;[.$A37];&quot;'.&quot;;[.D$6];14))" office:value-type="float" office:value="16813" calcext:value-type="float">
            <text:p>16813</text:p>
          </table:table-cell>
          <table:table-cell table:formula="of:=INDIRECT(COM.MICROSOFT.CONCAT(&quot;'file:///C:/Chris/S&amp;S stats/Ethnicity by Ldn borough 2011 census.xls'#'&quot;;[.$A37];&quot;'.&quot;;[.E$6];14))-INDIRECT(COM.MICROSOFT.CONCAT(&quot;'file:///C:/Chris/S&amp;S stats/Ethnicity by Ldn borough 2011 census.xls'#'&quot;;[.$A37];&quot;'.&quot;;[.E$5];14))" office:value-type="float" office:value="84852" calcext:value-type="float">
            <text:p>84852</text:p>
          </table:table-cell>
          <table:table-cell table:formula="of:=INDIRECT(COM.MICROSOFT.CONCAT(&quot;'file:///C:/Chris/S&amp;S stats/Ethnicity by Ldn borough 2011 census.xls'#'&quot;;[.$A37];&quot;'.&quot;;[.F$6];14))+INDIRECT(COM.MICROSOFT.CONCAT(&quot;'file:///C:/Chris/S&amp;S stats/Ethnicity by Ldn borough 2011 census.xls'#'&quot;;[.$A37];&quot;'.&quot;;[.E$5];14))" office:value-type="float" office:value="11438" calcext:value-type="float">
            <text:p>11438</text:p>
          </table:table-cell>
          <table:table-cell table:formula="of:=INDIRECT(COM.MICROSOFT.CONCAT(&quot;'file:///C:/Chris/S&amp;S stats/Ethnicity by Ldn borough 2011 census.xls'#'&quot;;[.$A37];&quot;'.&quot;;[.G$6];14))" office:value-type="float" office:value="10349" calcext:value-type="float">
            <text:p>10349</text:p>
          </table:table-cell>
          <table:table-cell table:formula="of:=SUM([.C37:.G37])" office:value-type="float" office:value="253957" calcext:value-type="float">
            <text:p>253957</text:p>
          </table:table-cell>
        </table:table-row>
        <table:table-row table:style-name="ro1">
          <table:table-cell office:value-type="string" calcext:value-type="string">
            <text:p>E09000021 Kingston upon Thames</text:p>
          </table:table-cell>
          <table:table-cell table:formula="of:=RIGHT([.A38];LEN([.A38])-FIND(&quot; &quot;;[.A38]))" office:value-type="string" office:string-value="Kingston upon Thames" calcext:value-type="string">
            <text:p>Kingston upon Thames</text:p>
          </table:table-cell>
          <table:table-cell table:formula="of:=INDIRECT(COM.MICROSOFT.CONCAT(&quot;'file:///C:/Chris/S&amp;S stats/Ethnicity by Ldn borough 2011 census.xls'#'&quot;;[.$A38];&quot;'.&quot;;[.C$6];14))" office:value-type="float" office:value="119219" calcext:value-type="float">
            <text:p>119219</text:p>
          </table:table-cell>
          <table:table-cell table:formula="of:=INDIRECT(COM.MICROSOFT.CONCAT(&quot;'file:///C:/Chris/S&amp;S stats/Ethnicity by Ldn borough 2011 census.xls'#'&quot;;[.$A38];&quot;'.&quot;;[.D$6];14))" office:value-type="float" office:value="4021" calcext:value-type="float">
            <text:p>4021</text:p>
          </table:table-cell>
          <table:table-cell table:formula="of:=INDIRECT(COM.MICROSOFT.CONCAT(&quot;'file:///C:/Chris/S&amp;S stats/Ethnicity by Ldn borough 2011 census.xls'#'&quot;;[.$A38];&quot;'.&quot;;[.E$6];14))-INDIRECT(COM.MICROSOFT.CONCAT(&quot;'file:///C:/Chris/S&amp;S stats/Ethnicity by Ldn borough 2011 census.xls'#'&quot;;[.$A38];&quot;'.&quot;;[.E$5];14))" office:value-type="float" office:value="23269" calcext:value-type="float">
            <text:p>23269</text:p>
          </table:table-cell>
          <table:table-cell table:formula="of:=INDIRECT(COM.MICROSOFT.CONCAT(&quot;'file:///C:/Chris/S&amp;S stats/Ethnicity by Ldn borough 2011 census.xls'#'&quot;;[.$A38];&quot;'.&quot;;[.F$6];14))+INDIRECT(COM.MICROSOFT.CONCAT(&quot;'file:///C:/Chris/S&amp;S stats/Ethnicity by Ldn borough 2011 census.xls'#'&quot;;[.$A38];&quot;'.&quot;;[.E$5];14))" office:value-type="float" office:value="7282" calcext:value-type="float">
            <text:p>7282</text:p>
          </table:table-cell>
          <table:table-cell table:formula="of:=INDIRECT(COM.MICROSOFT.CONCAT(&quot;'file:///C:/Chris/S&amp;S stats/Ethnicity by Ldn borough 2011 census.xls'#'&quot;;[.$A38];&quot;'.&quot;;[.G$6];14))" office:value-type="float" office:value="6269" calcext:value-type="float">
            <text:p>6269</text:p>
          </table:table-cell>
          <table:table-cell table:formula="of:=SUM([.C38:.G38])" office:value-type="float" office:value="160060" calcext:value-type="float">
            <text:p>160060</text:p>
          </table:table-cell>
        </table:table-row>
        <table:table-row table:style-name="ro1">
          <table:table-cell office:value-type="string" calcext:value-type="string">
            <text:p>E09000024 Merton</text:p>
          </table:table-cell>
          <table:table-cell table:formula="of:=RIGHT([.A39];LEN([.A39])-FIND(&quot; &quot;;[.A39]))" office:value-type="string" office:string-value="Merton" calcext:value-type="string">
            <text:p>Merton</text:p>
          </table:table-cell>
          <table:table-cell table:formula="of:=INDIRECT(COM.MICROSOFT.CONCAT(&quot;'file:///C:/Chris/S&amp;S stats/Ethnicity by Ldn borough 2011 census.xls'#'&quot;;[.$A39];&quot;'.&quot;;[.C$6];14))" office:value-type="float" office:value="129606" calcext:value-type="float">
            <text:p>129606</text:p>
          </table:table-cell>
          <table:table-cell table:formula="of:=INDIRECT(COM.MICROSOFT.CONCAT(&quot;'file:///C:/Chris/S&amp;S stats/Ethnicity by Ldn borough 2011 census.xls'#'&quot;;[.$A39];&quot;'.&quot;;[.D$6];14))" office:value-type="float" office:value="20811" calcext:value-type="float">
            <text:p>20811</text:p>
          </table:table-cell>
          <table:table-cell table:formula="of:=INDIRECT(COM.MICROSOFT.CONCAT(&quot;'file:///C:/Chris/S&amp;S stats/Ethnicity by Ldn borough 2011 census.xls'#'&quot;;[.$A39];&quot;'.&quot;;[.E$6];14))-INDIRECT(COM.MICROSOFT.CONCAT(&quot;'file:///C:/Chris/S&amp;S stats/Ethnicity by Ldn borough 2011 census.xls'#'&quot;;[.$A39];&quot;'.&quot;;[.E$5];14))" office:value-type="float" office:value="33525" calcext:value-type="float">
            <text:p>33525</text:p>
          </table:table-cell>
          <table:table-cell table:formula="of:=INDIRECT(COM.MICROSOFT.CONCAT(&quot;'file:///C:/Chris/S&amp;S stats/Ethnicity by Ldn borough 2011 census.xls'#'&quot;;[.$A39];&quot;'.&quot;;[.F$6];14))+INDIRECT(COM.MICROSOFT.CONCAT(&quot;'file:///C:/Chris/S&amp;S stats/Ethnicity by Ldn borough 2011 census.xls'#'&quot;;[.$A39];&quot;'.&quot;;[.E$5];14))" office:value-type="float" office:value="6417" calcext:value-type="float">
            <text:p>6417</text:p>
          </table:table-cell>
          <table:table-cell table:formula="of:=INDIRECT(COM.MICROSOFT.CONCAT(&quot;'file:///C:/Chris/S&amp;S stats/Ethnicity by Ldn borough 2011 census.xls'#'&quot;;[.$A39];&quot;'.&quot;;[.G$6];14))" office:value-type="float" office:value="9334" calcext:value-type="float">
            <text:p>9334</text:p>
          </table:table-cell>
          <table:table-cell table:formula="of:=SUM([.C39:.G39])" office:value-type="float" office:value="199693" calcext:value-type="float">
            <text:p>199693</text:p>
          </table:table-cell>
        </table:table-row>
        <table:table-row table:style-name="ro1">
          <table:table-cell office:value-type="string" calcext:value-type="string">
            <text:p>E09000026 Redbridge</text:p>
          </table:table-cell>
          <table:table-cell table:formula="of:=RIGHT([.A40];LEN([.A40])-FIND(&quot; &quot;;[.A40]))" office:value-type="string" office:string-value="Redbridge" calcext:value-type="string">
            <text:p>Redbridge</text:p>
          </table:table-cell>
          <table:table-cell table:formula="of:=INDIRECT(COM.MICROSOFT.CONCAT(&quot;'file:///C:/Chris/S&amp;S stats/Ethnicity by Ldn borough 2011 census.xls'#'&quot;;[.$A40];&quot;'.&quot;;[.C$6];14))" office:value-type="float" office:value="118646" calcext:value-type="float">
            <text:p>118646</text:p>
          </table:table-cell>
          <table:table-cell table:formula="of:=INDIRECT(COM.MICROSOFT.CONCAT(&quot;'file:///C:/Chris/S&amp;S stats/Ethnicity by Ldn borough 2011 census.xls'#'&quot;;[.$A40];&quot;'.&quot;;[.D$6];14))" office:value-type="float" office:value="24845" calcext:value-type="float">
            <text:p>24845</text:p>
          </table:table-cell>
          <table:table-cell table:formula="of:=INDIRECT(COM.MICROSOFT.CONCAT(&quot;'file:///C:/Chris/S&amp;S stats/Ethnicity by Ldn borough 2011 census.xls'#'&quot;;[.$A40];&quot;'.&quot;;[.E$6];14))-INDIRECT(COM.MICROSOFT.CONCAT(&quot;'file:///C:/Chris/S&amp;S stats/Ethnicity by Ldn borough 2011 census.xls'#'&quot;;[.$A40];&quot;'.&quot;;[.E$5];14))" office:value-type="float" office:value="113503" calcext:value-type="float">
            <text:p>113503</text:p>
          </table:table-cell>
          <table:table-cell table:formula="of:=INDIRECT(COM.MICROSOFT.CONCAT(&quot;'file:///C:/Chris/S&amp;S stats/Ethnicity by Ldn borough 2011 census.xls'#'&quot;;[.$A40];&quot;'.&quot;;[.F$6];14))+INDIRECT(COM.MICROSOFT.CONCAT(&quot;'file:///C:/Chris/S&amp;S stats/Ethnicity by Ldn borough 2011 census.xls'#'&quot;;[.$A40];&quot;'.&quot;;[.E$5];14))" office:value-type="float" office:value="10520" calcext:value-type="float">
            <text:p>10520</text:p>
          </table:table-cell>
          <table:table-cell table:formula="of:=INDIRECT(COM.MICROSOFT.CONCAT(&quot;'file:///C:/Chris/S&amp;S stats/Ethnicity by Ldn borough 2011 census.xls'#'&quot;;[.$A40];&quot;'.&quot;;[.G$6];14))" office:value-type="float" office:value="11456" calcext:value-type="float">
            <text:p>11456</text:p>
          </table:table-cell>
          <table:table-cell table:formula="of:=SUM([.C40:.G40])" office:value-type="float" office:value="278970" calcext:value-type="float">
            <text:p>278970</text:p>
          </table:table-cell>
        </table:table-row>
        <table:table-row table:style-name="ro1">
          <table:table-cell office:value-type="string" calcext:value-type="string">
            <text:p>E09000027 Richmond upon Thames</text:p>
          </table:table-cell>
          <table:table-cell table:formula="of:=RIGHT([.A41];LEN([.A41])-FIND(&quot; &quot;;[.A41]))" office:value-type="string" office:string-value="Richmond upon Thames" calcext:value-type="string">
            <text:p>Richmond upon Thames</text:p>
          </table:table-cell>
          <table:table-cell table:formula="of:=INDIRECT(COM.MICROSOFT.CONCAT(&quot;'file:///C:/Chris/S&amp;S stats/Ethnicity by Ldn borough 2011 census.xls'#'&quot;;[.$A41];&quot;'.&quot;;[.C$6];14))" office:value-type="float" office:value="160725" calcext:value-type="float">
            <text:p>160725</text:p>
          </table:table-cell>
          <table:table-cell table:formula="of:=INDIRECT(COM.MICROSOFT.CONCAT(&quot;'file:///C:/Chris/S&amp;S stats/Ethnicity by Ldn borough 2011 census.xls'#'&quot;;[.$A41];&quot;'.&quot;;[.D$6];14))" office:value-type="float" office:value="2816" calcext:value-type="float">
            <text:p>2816</text:p>
          </table:table-cell>
          <table:table-cell table:formula="of:=INDIRECT(COM.MICROSOFT.CONCAT(&quot;'file:///C:/Chris/S&amp;S stats/Ethnicity by Ldn borough 2011 census.xls'#'&quot;;[.$A41];&quot;'.&quot;;[.E$6];14))-INDIRECT(COM.MICROSOFT.CONCAT(&quot;'file:///C:/Chris/S&amp;S stats/Ethnicity by Ldn borough 2011 census.xls'#'&quot;;[.$A41];&quot;'.&quot;;[.E$5];14))" office:value-type="float" office:value="11854" calcext:value-type="float">
            <text:p>11854</text:p>
          </table:table-cell>
          <table:table-cell table:formula="of:=INDIRECT(COM.MICROSOFT.CONCAT(&quot;'file:///C:/Chris/S&amp;S stats/Ethnicity by Ldn borough 2011 census.xls'#'&quot;;[.$A41];&quot;'.&quot;;[.F$6];14))+INDIRECT(COM.MICROSOFT.CONCAT(&quot;'file:///C:/Chris/S&amp;S stats/Ethnicity by Ldn borough 2011 census.xls'#'&quot;;[.$A41];&quot;'.&quot;;[.E$5];14))" office:value-type="float" office:value="4815" calcext:value-type="float">
            <text:p>4815</text:p>
          </table:table-cell>
          <table:table-cell table:formula="of:=INDIRECT(COM.MICROSOFT.CONCAT(&quot;'file:///C:/Chris/S&amp;S stats/Ethnicity by Ldn borough 2011 census.xls'#'&quot;;[.$A41];&quot;'.&quot;;[.G$6];14))" office:value-type="float" office:value="6780" calcext:value-type="float">
            <text:p>6780</text:p>
          </table:table-cell>
          <table:table-cell table:formula="of:=SUM([.C41:.G41])" office:value-type="float" office:value="186990" calcext:value-type="float">
            <text:p>186990</text:p>
          </table:table-cell>
        </table:table-row>
        <table:table-row table:style-name="ro1">
          <table:table-cell office:value-type="string" calcext:value-type="string">
            <text:p>E09000029 Sutton</text:p>
          </table:table-cell>
          <table:table-cell table:formula="of:=RIGHT([.A42];LEN([.A42])-FIND(&quot; &quot;;[.A42]))" office:value-type="string" office:string-value="Sutton" calcext:value-type="string">
            <text:p>Sutton</text:p>
          </table:table-cell>
          <table:table-cell table:formula="of:=INDIRECT(COM.MICROSOFT.CONCAT(&quot;'file:///C:/Chris/S&amp;S stats/Ethnicity by Ldn borough 2011 census.xls'#'&quot;;[.$A42];&quot;'.&quot;;[.C$6];14))" office:value-type="float" office:value="149449" calcext:value-type="float">
            <text:p>149449</text:p>
          </table:table-cell>
          <table:table-cell table:formula="of:=INDIRECT(COM.MICROSOFT.CONCAT(&quot;'file:///C:/Chris/S&amp;S stats/Ethnicity by Ldn borough 2011 census.xls'#'&quot;;[.$A42];&quot;'.&quot;;[.D$6];14))" office:value-type="float" office:value="9120" calcext:value-type="float">
            <text:p>9120</text:p>
          </table:table-cell>
          <table:table-cell table:formula="of:=INDIRECT(COM.MICROSOFT.CONCAT(&quot;'file:///C:/Chris/S&amp;S stats/Ethnicity by Ldn borough 2011 census.xls'#'&quot;;[.$A42];&quot;'.&quot;;[.E$6];14))-INDIRECT(COM.MICROSOFT.CONCAT(&quot;'file:///C:/Chris/S&amp;S stats/Ethnicity by Ldn borough 2011 census.xls'#'&quot;;[.$A42];&quot;'.&quot;;[.E$5];14))" office:value-type="float" office:value="19795" calcext:value-type="float">
            <text:p>19795</text:p>
          </table:table-cell>
          <table:table-cell table:formula="of:=INDIRECT(COM.MICROSOFT.CONCAT(&quot;'file:///C:/Chris/S&amp;S stats/Ethnicity by Ldn borough 2011 census.xls'#'&quot;;[.$A42];&quot;'.&quot;;[.F$6];14))+INDIRECT(COM.MICROSOFT.CONCAT(&quot;'file:///C:/Chris/S&amp;S stats/Ethnicity by Ldn borough 2011 census.xls'#'&quot;;[.$A42];&quot;'.&quot;;[.E$5];14))" office:value-type="float" office:value="4648" calcext:value-type="float">
            <text:p>4648</text:p>
          </table:table-cell>
          <table:table-cell table:formula="of:=INDIRECT(COM.MICROSOFT.CONCAT(&quot;'file:///C:/Chris/S&amp;S stats/Ethnicity by Ldn borough 2011 census.xls'#'&quot;;[.$A42];&quot;'.&quot;;[.G$6];14))" office:value-type="float" office:value="7134" calcext:value-type="float">
            <text:p>7134</text:p>
          </table:table-cell>
          <table:table-cell table:formula="of:=SUM([.C42:.G42])" office:value-type="float" office:value="190146" calcext:value-type="float">
            <text:p>190146</text:p>
          </table:table-cell>
        </table:table-row>
        <table:table-row table:style-name="ro1">
          <table:table-cell office:value-type="string" calcext:value-type="string">
            <text:p>E09000031 Waltham Forest</text:p>
          </table:table-cell>
          <table:table-cell table:formula="of:=RIGHT([.A43];LEN([.A43])-FIND(&quot; &quot;;[.A43]))" office:value-type="string" office:string-value="Waltham Forest" calcext:value-type="string">
            <text:p>Waltham Forest</text:p>
          </table:table-cell>
          <table:table-cell table:formula="of:=INDIRECT(COM.MICROSOFT.CONCAT(&quot;'file:///C:/Chris/S&amp;S stats/Ethnicity by Ldn borough 2011 census.xls'#'&quot;;[.$A43];&quot;'.&quot;;[.C$6];14))" office:value-type="float" office:value="134799" calcext:value-type="float">
            <text:p>134799</text:p>
          </table:table-cell>
          <table:table-cell table:formula="of:=INDIRECT(COM.MICROSOFT.CONCAT(&quot;'file:///C:/Chris/S&amp;S stats/Ethnicity by Ldn borough 2011 census.xls'#'&quot;;[.$A43];&quot;'.&quot;;[.D$6];14))" office:value-type="float" office:value="44791" calcext:value-type="float">
            <text:p>44791</text:p>
          </table:table-cell>
          <table:table-cell table:formula="of:=INDIRECT(COM.MICROSOFT.CONCAT(&quot;'file:///C:/Chris/S&amp;S stats/Ethnicity by Ldn borough 2011 census.xls'#'&quot;;[.$A43];&quot;'.&quot;;[.E$6];14))-INDIRECT(COM.MICROSOFT.CONCAT(&quot;'file:///C:/Chris/S&amp;S stats/Ethnicity by Ldn borough 2011 census.xls'#'&quot;;[.$A43];&quot;'.&quot;;[.E$5];14))" office:value-type="float" office:value="51810" calcext:value-type="float">
            <text:p>51810</text:p>
          </table:table-cell>
          <table:table-cell table:formula="of:=INDIRECT(COM.MICROSOFT.CONCAT(&quot;'file:///C:/Chris/S&amp;S stats/Ethnicity by Ldn borough 2011 census.xls'#'&quot;;[.$A43];&quot;'.&quot;;[.F$6];14))+INDIRECT(COM.MICROSOFT.CONCAT(&quot;'file:///C:/Chris/S&amp;S stats/Ethnicity by Ldn borough 2011 census.xls'#'&quot;;[.$A43];&quot;'.&quot;;[.E$5];14))" office:value-type="float" office:value="13083" calcext:value-type="float">
            <text:p>13083</text:p>
          </table:table-cell>
          <table:table-cell table:formula="of:=INDIRECT(COM.MICROSOFT.CONCAT(&quot;'file:///C:/Chris/S&amp;S stats/Ethnicity by Ldn borough 2011 census.xls'#'&quot;;[.$A43];&quot;'.&quot;;[.G$6];14))" office:value-type="float" office:value="13766" calcext:value-type="float">
            <text:p>13766</text:p>
          </table:table-cell>
          <table:table-cell table:formula="of:=SUM([.C43:.G43])" office:value-type="float" office:value="258249" calcext:value-type="float">
            <text:p>258249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formula="of:=SUM([.C10:.C43])-[.C24]" office:value-type="float" office:value="4887435" calcext:value-type="float">
            <text:p>4887435</text:p>
          </table:table-cell>
          <table:table-cell table:formula="of:=SUM([.D10:.D43])-[.D24]" office:value-type="float" office:value="1088640" calcext:value-type="float">
            <text:p>1088640</text:p>
          </table:table-cell>
          <table:table-cell table:formula="of:=SUM([.E10:.E43])-[.E24]" office:value-type="float" office:value="1387296" calcext:value-type="float">
            <text:p>1387296</text:p>
          </table:table-cell>
          <table:table-cell table:formula="of:=SUM([.F10:.F43])-[.F24]" office:value-type="float" office:value="405291" calcext:value-type="float">
            <text:p>405291</text:p>
          </table:table-cell>
          <table:table-cell table:formula="of:=SUM([.G10:.G43])-[.G24]" office:value-type="float" office:value="405279" calcext:value-type="float">
            <text:p>405279</text:p>
          </table:table-cell>
          <table:table-cell table:formula="of:=SUM([.H10:.H43])-[.H24]" office:value-type="float" office:value="8173941" calcext:value-type="float">
            <text:p>8173941</text:p>
          </table:table-cell>
        </table:table-row>
      </table:table>
      <table:table table:name="Ethnicity by London borough 2011 census" table:style-name="ta1"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ck or Black British</text:p>
          </table:table-cell>
          <table:table-cell office:value-type="string" calcext:value-type="string">
            <text:p>Asian or Asian British</text:p>
          </table:table-cell>
          <table:table-cell office:value-type="string" calcext:value-type="string">
            <text:p>Chinese or Other Ethnic Grou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4887435" calcext:value-type="float">
            <text:p>4887435</text:p>
          </table:table-cell>
          <table:table-cell office:value-type="float" office:value="1088640" calcext:value-type="float">
            <text:p>1088640</text:p>
          </table:table-cell>
          <table:table-cell office:value-type="float" office:value="1387296" calcext:value-type="float">
            <text:p>1387296</text:p>
          </table:table-cell>
          <table:table-cell office:value-type="float" office:value="405291" calcext:value-type="float">
            <text:p>405291</text:p>
          </table:table-cell>
          <table:table-cell office:value-type="float" office:value="405279" calcext:value-type="float">
            <text:p>405279</text:p>
          </table:table-cell>
          <table:table-cell office:value-type="float" office:value="8173941" calcext:value-type="float">
            <text:p>8173941</text:p>
          </table:table-cell>
        </table:table-row>
        <table:table-row table:style-name="ro1">
          <table:table-cell office:value-type="string" calcext:value-type="string">
            <text:p>Inner London</text:p>
          </table:table-cell>
          <table:table-cell office:value-type="float" office:value="1853209" calcext:value-type="float">
            <text:p>1853209</text:p>
          </table:table-cell>
          <table:table-cell office:value-type="float" office:value="540181" calcext:value-type="float">
            <text:p>540181</text:p>
          </table:table-cell>
          <table:table-cell office:value-type="float" office:value="449210" calcext:value-type="float">
            <text:p>449210</text:p>
          </table:table-cell>
          <table:table-cell office:value-type="float" office:value="199553" calcext:value-type="float">
            <text:p>199553</text:p>
          </table:table-cell>
          <table:table-cell office:value-type="float" office:value="189748" calcext:value-type="float">
            <text:p>189748</text:p>
          </table:table-cell>
          <table:table-cell office:value-type="float" office:value="3231901" calcext:value-type="float">
            <text:p>3231901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6055" calcext:value-type="float">
            <text:p>146055</text:p>
          </table:table-cell>
          <table:table-cell office:value-type="float" office:value="18060" calcext:value-type="float">
            <text:p>18060</text:p>
          </table:table-cell>
          <table:table-cell office:value-type="float" office:value="28953" calcext:value-type="float">
            <text:p>28953</text:p>
          </table:table-cell>
          <table:table-cell office:value-type="float" office:value="14948" calcext:value-type="float">
            <text:p>14948</text:p>
          </table:table-cell>
          <table:table-cell office:value-type="float" office:value="12322" calcext:value-type="float">
            <text:p>12322</text:p>
          </table:table-cell>
          <table:table-cell office:value-type="float" office:value="220338" calcext:value-type="float">
            <text:p>220338</text:p>
          </table:table-cell>
        </table:table-row>
        <table:table-row table:style-name="ro1">
          <table:table-cell office:value-type="string" calcext:value-type="string">
            <text:p>City of London</text:p>
          </table:table-cell>
          <table:table-cell office:value-type="float" office:value="5799" calcext:value-type="float">
            <text:p>5799</text:p>
          </table:table-cell>
          <table:table-cell office:value-type="float" office:value="193" calcext:value-type="float">
            <text:p>193</text:p>
          </table:table-cell>
          <table:table-cell office:value-type="float" office:value="677" calcext:value-type="float">
            <text:p>677</text:p>
          </table:table-cell>
          <table:table-cell office:value-type="float" office:value="417" calcext:value-type="float">
            <text:p>417</text:p>
          </table:table-cell>
          <table:table-cell office:value-type="float" office:value="289" calcext:value-type="float">
            <text:p>289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34617" calcext:value-type="float">
            <text:p>134617</text:p>
          </table:table-cell>
          <table:table-cell office:value-type="float" office:value="56858" calcext:value-type="float">
            <text:p>56858</text:p>
          </table:table-cell>
          <table:table-cell office:value-type="float" office:value="22431" calcext:value-type="float">
            <text:p>22431</text:p>
          </table:table-cell>
          <table:table-cell office:value-type="float" office:value="16495" calcext:value-type="float">
            <text:p>16495</text:p>
          </table:table-cell>
          <table:table-cell office:value-type="float" office:value="15869" calcext:value-type="float">
            <text:p>15869</text:p>
          </table:table-cell>
          <table:table-cell office:value-type="float" office:value="246270" calcext:value-type="float">
            <text:p>246270</text:p>
          </table:table-cell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4222" calcext:value-type="float">
            <text:p>124222</text:p>
          </table:table-cell>
          <table:table-cell office:value-type="float" office:value="21505" calcext:value-type="float">
            <text:p>21505</text:p>
          </table:table-cell>
          <table:table-cell office:value-type="float" office:value="13495" calcext:value-type="float">
            <text:p>13495</text:p>
          </table:table-cell>
          <table:table-cell office:value-type="float" office:value="13227" calcext:value-type="float">
            <text:p>13227</text:p>
          </table:table-cell>
          <table:table-cell office:value-type="float" office:value="10044" calcext:value-type="float">
            <text:p>10044</text:p>
          </table:table-cell>
          <table:table-cell office:value-type="float" office:value="182493" calcext:value-type="float">
            <text:p>182493</text:p>
          </table:table-cell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4343" calcext:value-type="float">
            <text:p>154343</text:p>
          </table:table-cell>
          <table:table-cell office:value-type="float" office:value="47830" calcext:value-type="float">
            <text:p>47830</text:p>
          </table:table-cell>
          <table:table-cell office:value-type="float" office:value="20406" calcext:value-type="float">
            <text:p>20406</text:p>
          </table:table-cell>
          <table:table-cell office:value-type="float" office:value="15799" calcext:value-type="float">
            <text:p>15799</text:p>
          </table:table-cell>
          <table:table-cell office:value-type="float" office:value="16548" calcext:value-type="float">
            <text:p>16548</text:p>
          </table:table-cell>
          <table:table-cell office:value-type="float" office:value="254926" calcext:value-type="float">
            <text:p>254926</text:p>
          </table:table-cell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40515" calcext:value-type="float">
            <text:p>140515</text:p>
          </table:table-cell>
          <table:table-cell office:value-type="float" office:value="26294" calcext:value-type="float">
            <text:p>26294</text:p>
          </table:table-cell>
          <table:table-cell office:value-type="float" office:value="14577" calcext:value-type="float">
            <text:p>14577</text:p>
          </table:table-cell>
          <table:table-cell office:value-type="float" office:value="11400" calcext:value-type="float">
            <text:p>11400</text:p>
          </table:table-cell>
          <table:table-cell office:value-type="float" office:value="13339" calcext:value-type="float">
            <text:p>13339</text:p>
          </table:table-cell>
          <table:table-cell office:value-type="float" office:value="206125" calcext:value-type="float">
            <text:p>206125</text:p>
          </table:table-cell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12017" calcext:value-type="float">
            <text:p>112017</text:p>
          </table:table-cell>
          <table:table-cell office:value-type="float" office:value="10333" calcext:value-type="float">
            <text:p>10333</text:p>
          </table:table-cell>
          <table:table-cell office:value-type="float" office:value="11893" calcext:value-type="float">
            <text:p>11893</text:p>
          </table:table-cell>
          <table:table-cell office:value-type="float" office:value="15420" calcext:value-type="float">
            <text:p>15420</text:p>
          </table:table-cell>
          <table:table-cell office:value-type="float" office:value="8986" calcext:value-type="float">
            <text:p>8986</text:p>
          </table:table-cell>
          <table:table-cell office:value-type="float" office:value="158649" calcext:value-type="float">
            <text:p>158649</text:p>
          </table:table-cell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173025" calcext:value-type="float">
            <text:p>173025</text:p>
          </table:table-cell>
          <table:table-cell office:value-type="float" office:value="78542" calcext:value-type="float">
            <text:p>78542</text:p>
          </table:table-cell>
          <table:table-cell office:value-type="float" office:value="16365" calcext:value-type="float">
            <text:p>16365</text:p>
          </table:table-cell>
          <table:table-cell office:value-type="float" office:value="11994" calcext:value-type="float">
            <text:p>11994</text:p>
          </table:table-cell>
          <table:table-cell office:value-type="float" office:value="23160" calcext:value-type="float">
            <text:p>23160</text:p>
          </table:table-cell>
          <table:table-cell office:value-type="float" office:value="303086" calcext:value-type="float">
            <text:p>303086</text:p>
          </table:table-cell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47686" calcext:value-type="float">
            <text:p>147686</text:p>
          </table:table-cell>
          <table:table-cell office:value-type="float" office:value="74942" calcext:value-type="float">
            <text:p>74942</text:p>
          </table:table-cell>
          <table:table-cell office:value-type="float" office:value="19370" calcext:value-type="float">
            <text:p>19370</text:p>
          </table:table-cell>
          <table:table-cell office:value-type="float" office:value="13415" calcext:value-type="float">
            <text:p>13415</text:p>
          </table:table-cell>
          <table:table-cell office:value-type="float" office:value="20472" calcext:value-type="float">
            <text:p>20472</text:p>
          </table:table-cell>
          <table:table-cell office:value-type="float" office:value="275885" calcext:value-type="float">
            <text:p>275885</text:p>
          </table:table-cell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89216" calcext:value-type="float">
            <text:p>89216</text:p>
          </table:table-cell>
          <table:table-cell office:value-type="float" office:value="60256" calcext:value-type="float">
            <text:p>60256</text:p>
          </table:table-cell>
          <table:table-cell office:value-type="float" office:value="129965" calcext:value-type="float">
            <text:p>129965</text:p>
          </table:table-cell>
          <table:table-cell office:value-type="float" office:value="14602" calcext:value-type="float">
            <text:p>14602</text:p>
          </table:table-cell>
          <table:table-cell office:value-type="float" office:value="13945" calcext:value-type="float">
            <text:p>13945</text:p>
          </table:table-cell>
          <table:table-cell office:value-type="float" office:value="307984" calcext:value-type="float">
            <text:p>307984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156349" calcext:value-type="float">
            <text:p>156349</text:p>
          </table:table-cell>
          <table:table-cell office:value-type="float" office:value="77511" calcext:value-type="float">
            <text:p>77511</text:p>
          </table:table-cell>
          <table:table-cell office:value-type="float" office:value="19118" calcext:value-type="float">
            <text:p>19118</text:p>
          </table:table-cell>
          <table:table-cell office:value-type="float" office:value="17527" calcext:value-type="float">
            <text:p>17527</text:p>
          </table:table-cell>
          <table:table-cell office:value-type="float" office:value="17778" calcext:value-type="float">
            <text:p>17778</text:p>
          </table:table-cell>
          <table:table-cell office:value-type="float" office:value="288283" calcext:value-type="float">
            <text:p>288283</text:p>
          </table:table-cell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14819" calcext:value-type="float">
            <text:p>114819</text:p>
          </table:table-cell>
          <table:table-cell office:value-type="float" office:value="18629" calcext:value-type="float">
            <text:p>18629</text:p>
          </table:table-cell>
          <table:table-cell office:value-type="float" office:value="96392" calcext:value-type="float">
            <text:p>96392</text:p>
          </table:table-cell>
          <table:table-cell office:value-type="float" office:value="13896" calcext:value-type="float">
            <text:p>13896</text:p>
          </table:table-cell>
          <table:table-cell office:value-type="float" office:value="10360" calcext:value-type="float">
            <text:p>10360</text:p>
          </table:table-cell>
          <table:table-cell office:value-type="float" office:value="254096" calcext:value-type="float">
            <text:p>254096</text:p>
          </table:table-cell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19216" calcext:value-type="float">
            <text:p>219216</text:p>
          </table:table-cell>
          <table:table-cell office:value-type="float" office:value="32756" calcext:value-type="float">
            <text:p>32756</text:p>
          </table:table-cell>
          <table:table-cell office:value-type="float" office:value="29623" calcext:value-type="float">
            <text:p>29623</text:p>
          </table:table-cell>
          <table:table-cell office:value-type="float" office:value="10159" calcext:value-type="float">
            <text:p>10159</text:p>
          </table:table-cell>
          <table:table-cell office:value-type="float" office:value="15241" calcext:value-type="float">
            <text:p>15241</text:p>
          </table:table-cell>
          <table:table-cell office:value-type="float" office:value="306995" calcext:value-type="float">
            <text:p>306995</text:p>
          </table:table-cell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35330" calcext:value-type="float">
            <text:p>135330</text:p>
          </table:table-cell>
          <table:table-cell office:value-type="float" office:value="16472" calcext:value-type="float">
            <text:p>16472</text:p>
          </table:table-cell>
          <table:table-cell office:value-type="float" office:value="25945" calcext:value-type="float">
            <text:p>25945</text:p>
          </table:table-cell>
          <table:table-cell office:value-type="float" office:value="30254" calcext:value-type="float">
            <text:p>30254</text:p>
          </table:table-cell>
          <table:table-cell office:value-type="float" office:value="11395" calcext:value-type="float">
            <text:p>11395</text:p>
          </table:table-cell>
          <table:table-cell office:value-type="float" office:value="219396" calcext:value-type="float">
            <text:p>219396</text:p>
          </table:table-cell>
        </table:table-row>
        <table:table-row table:style-name="ro1">
          <table:table-cell office:value-type="string" calcext:value-type="string">
            <text:p>Outer London</text:p>
          </table:table-cell>
          <table:table-cell office:value-type="float" office:value="3034226" calcext:value-type="float">
            <text:p>3034226</text:p>
          </table:table-cell>
          <table:table-cell office:value-type="float" office:value="548459" calcext:value-type="float">
            <text:p>548459</text:p>
          </table:table-cell>
          <table:table-cell office:value-type="float" office:value="938086" calcext:value-type="float">
            <text:p>938086</text:p>
          </table:table-cell>
          <table:table-cell office:value-type="float" office:value="205738" calcext:value-type="float">
            <text:p>205738</text:p>
          </table:table-cell>
          <table:table-cell office:value-type="float" office:value="215531" calcext:value-type="float">
            <text:p>215531</text:p>
          </table:table-cell>
          <table:table-cell office:value-type="float" office:value="4942040" calcext:value-type="float">
            <text:p>4942040</text:p>
          </table:table-cell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08386" calcext:value-type="float">
            <text:p>108386</text:p>
          </table:table-cell>
          <table:table-cell office:value-type="float" office:value="37140" calcext:value-type="float">
            <text:p>37140</text:p>
          </table:table-cell>
          <table:table-cell office:value-type="float" office:value="28279" calcext:value-type="float">
            <text:p>28279</text:p>
          </table:table-cell>
          <table:table-cell office:value-type="float" office:value="4228" calcext:value-type="float">
            <text:p>4228</text:p>
          </table:table-cell>
          <table:table-cell office:value-type="float" office:value="7878" calcext:value-type="float">
            <text:p>7878</text:p>
          </table:table-cell>
          <table:table-cell office:value-type="float" office:value="185911" calcext:value-type="float">
            <text:p>185911</text:p>
          </table:table-cell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28553" calcext:value-type="float">
            <text:p>228553</text:p>
          </table:table-cell>
          <table:table-cell office:value-type="float" office:value="27431" calcext:value-type="float">
            <text:p>27431</text:p>
          </table:table-cell>
          <table:table-cell office:value-type="float" office:value="57659" calcext:value-type="float">
            <text:p>57659</text:p>
          </table:table-cell>
          <table:table-cell office:value-type="float" office:value="25574" calcext:value-type="float">
            <text:p>25574</text:p>
          </table:table-cell>
          <table:table-cell office:value-type="float" office:value="17169" calcext:value-type="float">
            <text:p>17169</text:p>
          </table:table-cell>
          <table:table-cell office:value-type="float" office:value="356386" calcext:value-type="float">
            <text:p>356386</text:p>
          </table:table-cell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89962" calcext:value-type="float">
            <text:p>189962</text:p>
          </table:table-cell>
          <table:table-cell office:value-type="float" office:value="19624" calcext:value-type="float">
            <text:p>19624</text:p>
          </table:table-cell>
          <table:table-cell office:value-type="float" office:value="12729" calcext:value-type="float">
            <text:p>12729</text:p>
          </table:table-cell>
          <table:table-cell office:value-type="float" office:value="4287" calcext:value-type="float">
            <text:p>4287</text:p>
          </table:table-cell>
          <table:table-cell office:value-type="float" office:value="5395" calcext:value-type="float">
            <text:p>5395</text:p>
          </table:table-cell>
          <table:table-cell office:value-type="float" office:value="231997" calcext:value-type="float">
            <text:p>231997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112880" calcext:value-type="float">
            <text:p>112880</text:p>
          </table:table-cell>
          <table:table-cell office:value-type="float" office:value="58632" calcext:value-type="float">
            <text:p>58632</text:p>
          </table:table-cell>
          <table:table-cell office:value-type="float" office:value="102736" calcext:value-type="float">
            <text:p>102736</text:p>
          </table:table-cell>
          <table:table-cell office:value-type="float" office:value="21192" calcext:value-type="float">
            <text:p>21192</text:p>
          </table:table-cell>
          <table:table-cell office:value-type="float" office:value="15775" calcext:value-type="float">
            <text:p>15775</text:p>
          </table:table-cell>
          <table:table-cell office:value-type="float" office:value="311215" calcext:value-type="float">
            <text:p>311215</text:p>
          </table:table-cell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60870" calcext:value-type="float">
            <text:p>260870</text:p>
          </table:table-cell>
          <table:table-cell office:value-type="float" office:value="18686" calcext:value-type="float">
            <text:p>18686</text:p>
          </table:table-cell>
          <table:table-cell office:value-type="float" office:value="13299" calcext:value-type="float">
            <text:p>13299</text:p>
          </table:table-cell>
          <table:table-cell office:value-type="float" office:value="5640" calcext:value-type="float">
            <text:p>5640</text:p>
          </table:table-cell>
          <table:table-cell office:value-type="float" office:value="10897" calcext:value-type="float">
            <text:p>10897</text:p>
          </table:table-cell>
          <table:table-cell office:value-type="float" office:value="309392" calcext:value-type="float">
            <text:p>309392</text:p>
          </table:table-cell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00195" calcext:value-type="float">
            <text:p>200195</text:p>
          </table:table-cell>
          <table:table-cell office:value-type="float" office:value="73256" calcext:value-type="float">
            <text:p>73256</text:p>
          </table:table-cell>
          <table:table-cell office:value-type="float" office:value="55702" calcext:value-type="float">
            <text:p>55702</text:p>
          </table:table-cell>
          <table:table-cell office:value-type="float" office:value="10330" calcext:value-type="float">
            <text:p>10330</text:p>
          </table:table-cell>
          <table:table-cell office:value-type="float" office:value="23895" calcext:value-type="float">
            <text:p>23895</text:p>
          </table:table-cell>
          <table:table-cell office:value-type="float" office:value="363378" calcext:value-type="float">
            <text:p>363378</text:p>
          </table:table-cell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165818" calcext:value-type="float">
            <text:p>165818</text:p>
          </table:table-cell>
          <table:table-cell office:value-type="float" office:value="36860" calcext:value-type="float">
            <text:p>36860</text:p>
          </table:table-cell>
          <table:table-cell office:value-type="float" office:value="96307" calcext:value-type="float">
            <text:p>96307</text:p>
          </table:table-cell>
          <table:table-cell office:value-type="float" office:value="24398" calcext:value-type="float">
            <text:p>24398</text:p>
          </table:table-cell>
          <table:table-cell office:value-type="float" office:value="15066" calcext:value-type="float">
            <text:p>15066</text:p>
          </table:table-cell>
          <table:table-cell office:value-type="float" office:value="338449" calcext:value-type="float">
            <text:p>338449</text:p>
          </table:table-cell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190640" calcext:value-type="float">
            <text:p>190640</text:p>
          </table:table-cell>
          <table:table-cell office:value-type="float" office:value="53687" calcext:value-type="float">
            <text:p>53687</text:p>
          </table:table-cell>
          <table:table-cell office:value-type="float" office:value="32305" calcext:value-type="float">
            <text:p>32305</text:p>
          </table:table-cell>
          <table:table-cell office:value-type="float" office:value="18651" calcext:value-type="float">
            <text:p>18651</text:p>
          </table:table-cell>
          <table:table-cell office:value-type="float" office:value="17183" calcext:value-type="float">
            <text:p>17183</text:p>
          </table:table-cell>
          <table:table-cell office:value-type="float" office:value="312466" calcext:value-type="float">
            <text:p>312466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59002" calcext:value-type="float">
            <text:p>159002</text:p>
          </table:table-cell>
          <table:table-cell office:value-type="float" office:value="48655" calcext:value-type="float">
            <text:p>48655</text:p>
          </table:table-cell>
          <table:table-cell office:value-type="float" office:value="24833" calcext:value-type="float">
            <text:p>24833</text:p>
          </table:table-cell>
          <table:table-cell office:value-type="float" office:value="9793" calcext:value-type="float">
            <text:p>9793</text:p>
          </table:table-cell>
          <table:table-cell office:value-type="float" office:value="12274" calcext:value-type="float">
            <text:p>12274</text:p>
          </table:table-cell>
          <table:table-cell office:value-type="float" office:value="254557" calcext:value-type="float">
            <text:p>254557</text:p>
          </table:table-cell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00991" calcext:value-type="float">
            <text:p>100991</text:p>
          </table:table-cell>
          <table:table-cell office:value-type="float" office:value="19708" calcext:value-type="float">
            <text:p>19708</text:p>
          </table:table-cell>
          <table:table-cell office:value-type="float" office:value="99179" calcext:value-type="float">
            <text:p>99179</text:p>
          </table:table-cell>
          <table:table-cell office:value-type="float" office:value="9679" calcext:value-type="float">
            <text:p>9679</text:p>
          </table:table-cell>
          <table:table-cell office:value-type="float" office:value="9499" calcext:value-type="float">
            <text:p>9499</text:p>
          </table:table-cell>
          <table:table-cell office:value-type="float" office:value="239056" calcext:value-type="float">
            <text:p>239056</text:p>
          </table:table-cell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207949" calcext:value-type="float">
            <text:p>207949</text:p>
          </table:table-cell>
          <table:table-cell office:value-type="float" office:value="11481" calcext:value-type="float">
            <text:p>11481</text:p>
          </table:table-cell>
          <table:table-cell office:value-type="float" office:value="10086" calcext:value-type="float">
            <text:p>10086</text:p>
          </table:table-cell>
          <table:table-cell office:value-type="float" office:value="2783" calcext:value-type="float">
            <text:p>2783</text:p>
          </table:table-cell>
          <table:table-cell office:value-type="float" office:value="4933" calcext:value-type="float">
            <text:p>4933</text:p>
          </table:table-cell>
          <table:table-cell office:value-type="float" office:value="237232" calcext:value-type="float">
            <text:p>237232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166031" calcext:value-type="float">
            <text:p>166031</text:p>
          </table:table-cell>
          <table:table-cell office:value-type="float" office:value="20082" calcext:value-type="float">
            <text:p>20082</text:p>
          </table:table-cell>
          <table:table-cell office:value-type="float" office:value="66364" calcext:value-type="float">
            <text:p>66364</text:p>
          </table:table-cell>
          <table:table-cell office:value-type="float" office:value="10980" calcext:value-type="float">
            <text:p>10980</text:p>
          </table:table-cell>
          <table:table-cell office:value-type="float" office:value="10479" calcext:value-type="float">
            <text:p>10479</text:p>
          </table:table-cell>
          <table:table-cell office:value-type="float" office:value="273936" calcext:value-type="float">
            <text:p>273936</text:p>
          </table:table-cell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30505" calcext:value-type="float">
            <text:p>130505</text:p>
          </table:table-cell>
          <table:table-cell office:value-type="float" office:value="16813" calcext:value-type="float">
            <text:p>16813</text:p>
          </table:table-cell>
          <table:table-cell office:value-type="float" office:value="84852" calcext:value-type="float">
            <text:p>84852</text:p>
          </table:table-cell>
          <table:table-cell office:value-type="float" office:value="11438" calcext:value-type="float">
            <text:p>11438</text:p>
          </table:table-cell>
          <table:table-cell office:value-type="float" office:value="10349" calcext:value-type="float">
            <text:p>10349</text:p>
          </table:table-cell>
          <table:table-cell office:value-type="float" office:value="253957" calcext:value-type="float">
            <text:p>253957</text:p>
          </table:table-cell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9219" calcext:value-type="float">
            <text:p>119219</text:p>
          </table:table-cell>
          <table:table-cell office:value-type="float" office:value="4021" calcext:value-type="float">
            <text:p>4021</text:p>
          </table:table-cell>
          <table:table-cell office:value-type="float" office:value="23269" calcext:value-type="float">
            <text:p>23269</text:p>
          </table:table-cell>
          <table:table-cell office:value-type="float" office:value="7282" calcext:value-type="float">
            <text:p>7282</text:p>
          </table:table-cell>
          <table:table-cell office:value-type="float" office:value="6269" calcext:value-type="float">
            <text:p>6269</text:p>
          </table:table-cell>
          <table:table-cell office:value-type="float" office:value="160060" calcext:value-type="float">
            <text:p>160060</text:p>
          </table:table-cell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29606" calcext:value-type="float">
            <text:p>129606</text:p>
          </table:table-cell>
          <table:table-cell office:value-type="float" office:value="20811" calcext:value-type="float">
            <text:p>20811</text:p>
          </table:table-cell>
          <table:table-cell office:value-type="float" office:value="33525" calcext:value-type="float">
            <text:p>33525</text:p>
          </table:table-cell>
          <table:table-cell office:value-type="float" office:value="6417" calcext:value-type="float">
            <text:p>6417</text:p>
          </table:table-cell>
          <table:table-cell office:value-type="float" office:value="9334" calcext:value-type="float">
            <text:p>9334</text:p>
          </table:table-cell>
          <table:table-cell office:value-type="float" office:value="199693" calcext:value-type="float">
            <text:p>199693</text:p>
          </table:table-cell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118646" calcext:value-type="float">
            <text:p>118646</text:p>
          </table:table-cell>
          <table:table-cell office:value-type="float" office:value="24845" calcext:value-type="float">
            <text:p>24845</text:p>
          </table:table-cell>
          <table:table-cell office:value-type="float" office:value="113503" calcext:value-type="float">
            <text:p>113503</text:p>
          </table:table-cell>
          <table:table-cell office:value-type="float" office:value="10520" calcext:value-type="float">
            <text:p>10520</text:p>
          </table:table-cell>
          <table:table-cell office:value-type="float" office:value="11456" calcext:value-type="float">
            <text:p>11456</text:p>
          </table:table-cell>
          <table:table-cell office:value-type="float" office:value="278970" calcext:value-type="float">
            <text:p>278970</text:p>
          </table:table-cell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60725" calcext:value-type="float">
            <text:p>160725</text:p>
          </table:table-cell>
          <table:table-cell office:value-type="float" office:value="2816" calcext:value-type="float">
            <text:p>2816</text:p>
          </table:table-cell>
          <table:table-cell office:value-type="float" office:value="11854" calcext:value-type="float">
            <text:p>11854</text:p>
          </table:table-cell>
          <table:table-cell office:value-type="float" office:value="4815" calcext:value-type="float">
            <text:p>4815</text:p>
          </table:table-cell>
          <table:table-cell office:value-type="float" office:value="6780" calcext:value-type="float">
            <text:p>6780</text:p>
          </table:table-cell>
          <table:table-cell office:value-type="float" office:value="186990" calcext:value-type="float">
            <text:p>186990</text:p>
          </table:table-cell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9449" calcext:value-type="float">
            <text:p>149449</text:p>
          </table:table-cell>
          <table:table-cell office:value-type="float" office:value="9120" calcext:value-type="float">
            <text:p>9120</text:p>
          </table:table-cell>
          <table:table-cell office:value-type="float" office:value="19795" calcext:value-type="float">
            <text:p>19795</text:p>
          </table:table-cell>
          <table:table-cell office:value-type="float" office:value="4648" calcext:value-type="float">
            <text:p>4648</text:p>
          </table:table-cell>
          <table:table-cell office:value-type="float" office:value="7134" calcext:value-type="float">
            <text:p>7134</text:p>
          </table:table-cell>
          <table:table-cell office:value-type="float" office:value="190146" calcext:value-type="float">
            <text:p>190146</text:p>
          </table:table-cell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34799" calcext:value-type="float">
            <text:p>134799</text:p>
          </table:table-cell>
          <table:table-cell office:value-type="float" office:value="44791" calcext:value-type="float">
            <text:p>44791</text:p>
          </table:table-cell>
          <table:table-cell office:value-type="float" office:value="51810" calcext:value-type="float">
            <text:p>51810</text:p>
          </table:table-cell>
          <table:table-cell office:value-type="float" office:value="13083" calcext:value-type="float">
            <text:p>13083</text:p>
          </table:table-cell>
          <table:table-cell office:value-type="float" office:value="13766" calcext:value-type="float">
            <text:p>13766</text:p>
          </table:table-cell>
          <table:table-cell office:value-type="float" office:value="258249" calcext:value-type="float">
            <text:p>258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text> </number:text>
      <number:number number:decimal-places="2" loext:min-decimal-places="2" number:min-integer-digits="1" number:grouping="true"/>
      <number:text> </number:text>
    </number:number-style>
    <number:number-style style:name="N128">
      <number:text>-</number:text>
      <number:number number:decimal-places="2" loext:min-decimal-places="2" number:min-integer-digits="1" number:grouping="true"/>
      <number:text> </number:text>
    </number:number-style>
    <number:number-style style:name="N129">
      <number:text>-</number:text>
      <number:number number:decimal-places="0" loext:min-decimal-places="0" number:min-integer-digits="2"/>
      <number:text> </number:text>
    </number:number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day number:style="long"/>
      <number:text>-</number:text>
      <number:month number:textual="true"/>
    </number:date-style>
    <number:number-style style:name="N132">
      <number:text> </number:text>
      <number:number number:decimal-places="0" loext:min-decimal-places="0" number:min-integer-digits="1"/>
      <number:text> </number:text>
    </number:number-style>
    <number:number-style style:name="N133">
      <number:text>-</number:text>
      <number:number number:decimal-places="0" loext:min-decimal-places="0" number:min-integer-digits="1"/>
      <number:text> </number:text>
    </number:number-style>
    <number:number-style style:name="N134">
      <number:text> - </number:text>
    </number:number-style>
    <number:number-style style:name="N135P0" style:volatile="true">
      <number:text> </number:text>
      <number:number number:decimal-places="0" loext:min-decimal-places="0" number:min-integer-digits="1"/>
      <number:text> </number:text>
    </number:number-style>
    <number:number-style style:name="N135P1" style:volatile="true">
      <number:text>-</number:text>
      <number:number number:decimal-places="0" loext:min-decimal-places="0" number:min-integer-digits="1"/>
      <number:text> </number:text>
    </number:number-style>
    <number:number-style style:name="N135P2" style:volatile="true">
      <number:text>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" loext:min-decimal-places="1" number:min-integer-digits="1"/>
    </number:number-style>
    <number:number-style style:name="N137">
      <number:number number:decimal-places="0" loext:min-decimal-places="0" number:min-integer-digits="1"/>
      <number:text> </number:text>
    </number:number-style>
    <number:number-style style:name="N138P0" style:volatile="true">
      <number:number number:decimal-places="0" loext:min-decimal-places="0" number:min-integer-digits="1"/>
      <number:text> </number:text>
    </number:number-style>
    <number:number-style style:name="N138">
      <number:text>-</number:text>
      <number:number number:decimal-places="0" loext:min-decimal-places="0" number:min-integer-digits="1"/>
      <number:text> </number:text>
      <style:map style:condition="value()&gt;=0" style:apply-style-name="N138P0"/>
    </number:number-style>
    <number:number-style style:name="N139">
      <number:number number:decimal-places="1" loext:min-decimal-places="1" number:min-integer-digits="1" number:grouping="true"/>
      <number:text> </number:text>
    </number:number-style>
    <number:number-style style:name="N140P0" style:volatile="true">
      <number:number number:decimal-places="1" loext:min-decimal-places="1" number:min-integer-digits="1" number:grouping="true"/>
      <number:text> </number:text>
    </number:number-style>
    <number:number-style style:name="N14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</number:text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-</number:text>
      <number:number number:decimal-places="0" loext:min-decimal-places="0" number:min-integer-digits="2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text> </number:text>
      <number:number number:decimal-places="1" loext:min-decimal-places="1" number:min-integer-digits="1" number:grouping="true"/>
      <number:text> </number:text>
    </number:number-style>
    <number:number-style style:name="N143">
      <number:text>-</number:text>
      <number:number number:decimal-places="1" loext:min-decimal-places="1" number:min-integer-digits="1" number:grouping="true"/>
      <number:text> </number:text>
    </number:number-style>
    <number:number-style style:name="N144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44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loext:min-decimal-places="1" number:min-integer-digits="1" number:grouping="true"/>
    </number:number-style>
    <number:number-style style:name="N146">
      <number:number number:decimal-places="4" loext:min-decimal-places="4" number:min-integer-digits="1" number:grouping="true"/>
    </number:number-style>
    <number:percentage-style style:name="N147">
      <number:number number:decimal-places="3" loext:min-decimal-places="3" number:min-integer-digits="1"/>
      <number:text>%</number:text>
    </number:percentage-style>
    <number:percentage-style style:name="N148">
      <number:number number:decimal-places="1" loext:min-decimal-places="1" number:min-integer-digits="1"/>
      <number:text>%</number:text>
    </number:percentage-style>
    <number:number-style style:name="N149">
      <number:number number:decimal-places="14" loext:min-decimal-places="14" number:min-integer-digits="1"/>
    </number:number-style>
    <number:number-style style:name="N150">
      <number:number number:decimal-places="12" loext:min-decimal-places="12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10" loext:min-decimal-places="10" number:min-integer-digits="1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8" loext:min-decimal-places="8" number:min-integer-digits="1"/>
    </number:number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date-style style:name="N160">
      <number:month number:style="long" number:textual="true"/>
      <number:text> </number:text>
      <number:year number:style="long"/>
    </number:date-style>
    <number:number-style style:name="N161">
      <number:number number:decimal-places="13" loext:min-decimal-places="1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family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family-complex="Tahoma" style:font-size-complex="10pt" style:font-style-complex="normal" style:font-weight-complex="normal"/>
    </style:style>
    <style:style style:name="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size-complex="8pt" style:font-style-complex="normal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2:18:36.409000000</meta:creation-date>
    <dc:date>2021-11-21T22:46:14.947000000</dc:date>
    <meta:editing-duration>PT10M26S</meta:editing-duration>
    <meta:editing-cycles>1</meta:editing-cycles>
    <meta:document-statistic meta:table-count="2" meta:cell-count="569" meta:object-count="0"/>
    <meta:generator>LibreOffice/5.3.0.3$Windows_x86 LibreOffice_project/7074905676c47b82bbcfbea1aeefc84afe1c50e1</meta:generator>
  </office:meta>
</office:document-meta>
</file>